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Reference</text:p>
          </table:table-cell>
          <table:table-cell table:style-name="Default" office:value-type="string">
            <text:p>Measurement</text:p>
          </table:table-cell>
          <table:table-cell table:style-name="Default" office:value-type="string">
            <text:p>Error</text:p>
          </table:table-cell>
          <table:table-cell/>
          <table:table-cell office:value-type="string">
            <text:p>Ref</text:p>
          </table:table-cell>
          <table:table-cell office:value-type="string">
            <text:p>Meas</text:p>
          </table:table-cell>
          <table:table-cell office:value-type="string">
            <text:p>Err</text:p>
          </table:table-cell>
          <table:table-cell/>
          <table:table-cell office:value-type="string">
            <text:p>Ref</text:p>
          </table:table-cell>
          <table:table-cell office:value-type="string">
            <text:p>Meas</text:p>
          </table:table-cell>
          <table:table-cell office:value-type="string">
            <text:p>Err</text:p>
          </table:table-cell>
          <table:table-cell/>
          <table:table-cell office:value-type="string">
            <text:p>Ref</text:p>
          </table:table-cell>
          <table:table-cell office:value-type="string">
            <text:p>Meas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string">
            <text:p>WLM</text:p>
          </table:table-cell>
          <table:table-cell/>
          <table:table-cell office:value-type="string">
            <text:p>1991RC3.9.C...0000d</text:p>
          </table:table-cell>
          <table:table-cell office:value-type="float" office:value="1.39E-020">
            <text:p>1.39E-020</text:p>
          </table:table-cell>
          <table:table-cell office:value-type="float" office:value="1.34E-021">
            <text:p>1.34E-021</text:p>
          </table:table-cell>
          <table:table-cell/>
          <table:table-cell office:value-type="string">
            <text:p>2007AJ....133.2242K</text:p>
          </table:table-cell>
          <table:table-cell table:style-name="ce1" office:value-type="float" office:value="1.39E-020">
            <text:p>1.39E-020</text:p>
          </table:table-cell>
          <table:table-cell table:style-name="ce1" office:value-type="float" office:value="7.1E-022">
            <text:p>7.10E-022</text:p>
          </table:table-cell>
          <table:table-cell table:number-columns-repeated="8"/>
        </table:table-row>
        <table:table-row table:style-name="ro1">
          <table:table-cell office:value-type="string">
            <text:p>NGC 0055</text:p>
          </table:table-cell>
          <table:table-cell/>
          <table:table-cell office:value-type="string">
            <text:p>1991RC3.9.C...0000d</text:p>
          </table:table-cell>
          <table:table-cell office:value-type="float" office:value="9.38E-020">
            <text:p>9.38E-020</text:p>
          </table:table-cell>
          <table:table-cell office:value-type="float" office:value="9.04E-021">
            <text:p>9.04E-021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9.39E-020">
            <text:p>9.39E-020</text:p>
          </table:table-cell>
          <table:table-cell table:style-name="ce1" office:value-type="float" office:value="6.84E-021">
            <text:p>6.84E-021</text:p>
          </table:table-cell>
          <table:table-cell table:number-columns-repeated="8"/>
        </table:table-row>
        <table:table-row table:style-name="ro1">
          <table:table-cell office:value-type="string">
            <text:p>NGC 0059</text:p>
          </table:table-cell>
          <table:table-cell/>
          <table:table-cell office:value-type="string">
            <text:p>2006AJ....131..325B</text:p>
          </table:table-cell>
          <table:table-cell office:value-type="float" office:value="1.28E-022">
            <text:p>1.28E-022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IC 0010</text:p>
          </table:table-cell>
          <table:table-cell/>
          <table:table-cell office:value-type="string">
            <text:p>2006AJ....131..325B</text:p>
          </table:table-cell>
          <table:table-cell office:value-type="float" office:value="1.28E-022">
            <text:p>1.28E-022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2.68E-020">
            <text:p>2.68E-020</text:p>
          </table:table-cell>
          <table:table-cell table:style-name="ce1" office:value-type="float" office:value="2.58E-021">
            <text:p>2.58E-021</text:p>
          </table:table-cell>
          <table:table-cell table:number-columns-repeated="8"/>
        </table:table-row>
        <table:table-row table:style-name="ro1">
          <table:table-cell office:value-type="string">
            <text:p>ANDROMEDA IV</text:p>
          </table:table-cell>
          <table:table-cell/>
          <table:table-cell office:value-type="string">
            <text:p>1989H&amp;RHI.C...0000H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0224</text:p>
          </table:table-cell>
          <table:table-cell/>
          <table:table-cell office:value-type="string">
            <text:p>1989H&amp;RHI.C...0000H</text:p>
          </table:table-cell>
          <table:table-cell table:style-name="Default" office:value-type="string">
            <text:p>1991RC3.9.C...0000d</text:p>
          </table:table-cell>
          <table:table-cell office:value-type="float" office:value="1.51E-018">
            <text:p>1.51E-018</text:p>
          </table:table-cell>
          <table:table-cell table:style-name="ce1" office:value-type="float" office:value="1.46E-019">
            <text:p>1.46E-019</text:p>
          </table:table-cell>
          <table:table-cell table:number-columns-repeated="11"/>
        </table:table-row>
        <table:table-row table:style-name="ro1">
          <table:table-cell office:value-type="string">
            <text:p>IC 1574</text:p>
          </table:table-cell>
          <table:table-cell/>
          <table:table-cell office:value-type="string">
            <text:p>1991RC3.9.C...0000d</text:p>
          </table:table-cell>
          <table:table-cell office:value-type="float" office:value="1.51E-018">
            <text:p>1.51E-018</text:p>
          </table:table-cell>
          <table:table-cell office:value-type="float" office:value="1.46E-019">
            <text:p>1.46E-019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3.56E-022">
            <text:p>3.56E-022</text:p>
          </table:table-cell>
          <table:table-cell table:style-name="ce1" office:value-type="float" office:value="7.21E-023">
            <text:p>7.21E-023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2.54E-022">
            <text:p>2.54E-022</text:p>
          </table:table-cell>
          <table:table-cell table:style-name="ce1" office:value-type="float" office:value="7.06E-023">
            <text:p>7.06E-023</text:p>
          </table:table-cell>
          <table:table-cell/>
          <table:table-cell office:value-type="string">
            <text:p>2007AJ....134.1849W</text:p>
          </table:table-cell>
          <table:table-cell table:style-name="ce1" office:value-type="float" office:value="2.36E-022">
            <text:p>2.36E-022</text:p>
          </table:table-cell>
          <table:table-cell table:style-name="ce1" office:value-type="float" office:value="4.24E-023">
            <text:p>4.24E-023</text:p>
          </table:table-cell>
        </table:table-row>
        <table:table-row table:style-name="ro1">
          <table:table-cell office:value-type="string">
            <text:p>NGC 0247</text:p>
          </table:table-cell>
          <table:table-cell/>
          <table:table-cell office:value-type="string">
            <text:p>1991RC3.9.C...0000d</text:p>
          </table:table-cell>
          <table:table-cell office:value-type="float" office:value="3.4E-020">
            <text:p>3.40E-020</text:p>
          </table:table-cell>
          <table:table-cell office:value-type="float" office:value="3.28E-021">
            <text:p>3.28E-021</text:p>
          </table:table-cell>
          <table:table-cell table:number-columns-repeated="12"/>
        </table:table-row>
        <table:table-row table:style-name="ro1">
          <table:table-cell office:value-type="string">
            <text:p>NGC 0253</text:p>
          </table:table-cell>
          <table:table-cell/>
          <table:table-cell office:value-type="string">
            <text:p>1991RC3.9.C...0000d</text:p>
          </table:table-cell>
          <table:table-cell office:value-type="float" office:value="6.49E-020">
            <text:p>6.49E-020</text:p>
          </table:table-cell>
          <table:table-cell office:value-type="float" office:value="6.26E-021">
            <text:p>6.26E-021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4.73E-020">
            <text:p>4.73E-020</text:p>
          </table:table-cell>
          <table:table-cell table:style-name="ce1" office:value-type="float" office:value="7.2E-021">
            <text:p>7.20E-021</text:p>
          </table:table-cell>
          <table:table-cell table:number-columns-repeated="8"/>
        </table:table-row>
        <table:table-row table:style-name="ro1">
          <table:table-cell office:value-type="string">
            <text:p>SMC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17">
            <text:p>2.75E-017</text:p>
          </table:table-cell>
          <table:table-cell office:value-type="float" office:value="8.77E-018">
            <text:p>8.77E-018</text:p>
          </table:table-cell>
          <table:table-cell table:number-columns-repeated="12"/>
        </table:table-row>
        <table:table-row table:style-name="ro1">
          <table:table-cell office:value-type="string">
            <text:p>NGC 0300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17">
            <text:p>2.75E-017</text:p>
          </table:table-cell>
          <table:table-cell office:value-type="float" office:value="8.77E-018">
            <text:p>8.77E-018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9.55E-020">
            <text:p>9.55E-020</text:p>
          </table:table-cell>
          <table:table-cell table:style-name="ce1" office:value-type="float" office:value="1.93E-020">
            <text:p>1.93E-020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9.3E-020">
            <text:p>9.30E-020</text:p>
          </table:table-cell>
          <table:table-cell table:style-name="ce1" office:value-type="float" office:value="7.36E-021">
            <text:p>7.36E-021</text:p>
          </table:table-cell>
          <table:table-cell table:number-columns-repeated="4"/>
        </table:table-row>
        <table:table-row table:style-name="ro1">
          <table:table-cell office:value-type="string">
            <text:p>LGS 3</text:p>
          </table:table-cell>
          <table:table-cell/>
          <table:table-cell office:value-type="string">
            <text:p>1991RC3.9.C...0000d</text:p>
          </table:table-cell>
          <table:table-cell office:value-type="float" office:value="9.55E-023">
            <text:p>9.55E-023</text:p>
          </table:table-cell>
          <table:table-cell office:value-type="float" office:value="9.21E-024">
            <text:p>9.21E-024</text:p>
          </table:table-cell>
          <table:table-cell table:number-columns-repeated="12"/>
        </table:table-row>
        <table:table-row table:style-name="ro1">
          <table:table-cell office:value-type="string">
            <text:p>UGC 00668</text:p>
          </table:table-cell>
          <table:table-cell/>
          <table:table-cell office:value-type="string">
            <text:p>1991RC3.9.C...0000d</text:p>
          </table:table-cell>
          <table:table-cell office:value-type="float" office:value="2.23E-020">
            <text:p>2.23E-020</text:p>
          </table:table-cell>
          <table:table-cell office:value-type="float" office:value="2.15E-021">
            <text:p>2.15E-021</text:p>
          </table:table-cell>
          <table:table-cell/>
          <table:table-cell office:value-type="string">
            <text:p>1993ApJS...88..383L</text:p>
          </table:table-cell>
          <table:table-cell table:style-name="ce1" office:value-type="float" office:value="1.03E-020">
            <text:p>1.03E-020</text:p>
          </table:table-cell>
          <table:table-cell table:style-name="ce1" office:value-type="float" office:value="1.03E-021">
            <text:p>1.03E-021</text:p>
          </table:table-cell>
          <table:table-cell table:number-columns-repeated="8"/>
        </table:table-row>
        <table:table-row table:style-name="ro1">
          <table:table-cell office:value-type="string">
            <text:p>UGC 00685</text:p>
          </table:table-cell>
          <table:table-cell/>
          <table:table-cell office:value-type="string">
            <text:p>1991RC3.9.C...0000d</text:p>
          </table:table-cell>
          <table:table-cell office:value-type="float" office:value="5.97E-022">
            <text:p>5.97E-022</text:p>
          </table:table-cell>
          <table:table-cell office:value-type="float" office:value="1.9E-022">
            <text:p>1.90E-022</text:p>
          </table:table-cell>
          <table:table-cell/>
          <table:table-cell office:value-type="string">
            <text:p>1993AJ....105.1271G</text:p>
          </table:table-cell>
          <table:table-cell table:style-name="ce1" office:value-type="float" office:value="8.02E-022">
            <text:p>8.02E-022</text:p>
          </table:table-cell>
          <table:table-cell table:formula="oooc:= 0" office:value-type="float" office:value="0">
            <text:p>0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8.01E-022">
            <text:p>8.01E-022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0598</text:p>
          </table:table-cell>
          <table:table-cell/>
          <table:table-cell office:value-type="string">
            <text:p>1991RC3.9.C...0000d</text:p>
          </table:table-cell>
          <table:table-cell office:value-type="float" office:value="5.86E-019">
            <text:p>5.86E-019</text:p>
          </table:table-cell>
          <table:table-cell office:value-type="float" office:value="5.65E-020">
            <text:p>5.65E-020</text:p>
          </table:table-cell>
          <table:table-cell table:number-columns-repeated="12"/>
        </table:table-row>
        <table:table-row table:style-name="ro1">
          <table:table-cell office:value-type="string">
            <text:p>NGC 0625</text:p>
          </table:table-cell>
          <table:table-cell/>
          <table:table-cell office:value-type="string">
            <text:p>1991RC3.9.C...0000d</text:p>
          </table:table-cell>
          <table:table-cell office:value-type="float" office:value="1.67E-021">
            <text:p>1.67E-021</text:p>
          </table:table-cell>
          <table:table-cell office:value-type="float" office:value="3.39E-022">
            <text:p>3.39E-022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1.47E-021">
            <text:p>1.47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1281</text:p>
          </table:table-cell>
          <table:table-cell/>
          <table:table-cell office:value-type="string">
            <text:p>1991RC3.9.C...0000d</text:p>
          </table:table-cell>
          <table:table-cell office:value-type="float" office:value="1.89E-021">
            <text:p>1.89E-021</text:p>
          </table:table-cell>
          <table:table-cell office:value-type="float" office:value="1.82E-022">
            <text:p>1.82E-022</text:p>
          </table:table-cell>
          <table:table-cell table:number-columns-repeated="12"/>
        </table:table-row>
        <table:table-row table:style-name="ro1">
          <table:table-cell office:value-type="string">
            <text:p>NGC 0784</text:p>
          </table:table-cell>
          <table:table-cell/>
          <table:table-cell office:value-type="string">
            <text:p>1991RC3.9.C...0000d</text:p>
          </table:table-cell>
          <table:table-cell office:value-type="float" office:value="3.13E-021">
            <text:p>3.13E-021</text:p>
          </table:table-cell>
          <table:table-cell office:value-type="float" office:value="3.02E-022">
            <text:p>3.02E-022</text:p>
          </table:table-cell>
          <table:table-cell table:number-columns-repeated="12"/>
        </table:table-row>
        <table:table-row table:style-name="ro1">
          <table:table-cell office:value-type="string">
            <text:p>NGC 0855</text:p>
          </table:table-cell>
          <table:table-cell/>
          <table:table-cell office:value-type="string">
            <text:p>2005AJ....130.2613G</text:p>
          </table:table-cell>
          <table:table-cell office:value-type="float" office:value="7.5E-023">
            <text:p>7.50E-023</text:p>
          </table:table-cell>
          <table:table-cell office:value-type="float" office:value="6.13E-024">
            <text:p>6.13E-024</text:p>
          </table:table-cell>
          <table:table-cell table:number-columns-repeated="12"/>
        </table:table-row>
        <table:table-row table:style-name="ro1">
          <table:table-cell office:value-type="string">
            <text:p>NGC 0925</text:p>
          </table:table-cell>
          <table:table-cell/>
          <table:table-cell office:value-type="string">
            <text:p>1991RC3.9.C...0000d</text:p>
          </table:table-cell>
          <table:table-cell office:value-type="float" office:value="1.54E-020">
            <text:p>1.54E-020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1.52E-020">
            <text:p>1.52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NGC 1313</text:p>
          </table:table-cell>
          <table:table-cell/>
          <table:table-cell office:value-type="string">
            <text:p>1991RC3.9.C...0000d</text:p>
          </table:table-cell>
          <table:table-cell office:value-type="float" office:value="2.65E-020">
            <text:p>2.65E-020</text:p>
          </table:table-cell>
          <table:table-cell office:value-type="float" office:value="8.45E-021">
            <text:p>8.45E-021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2.11E-020">
            <text:p>2.11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NGC 1311</text:p>
          </table:table-cell>
          <table:table-cell/>
          <table:table-cell office:value-type="string">
            <text:p>2004AJ....128...16K</text:p>
          </table:table-cell>
          <table:table-cell office:value-type="float" office:value="6.87E-022">
            <text:p>6.87E-022</text:p>
          </table:table-cell>
          <table:table-cell office:value-type="float" office:value="1.51E-022">
            <text:p>1.51E-022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7.27E-022">
            <text:p>7.27E-022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IC 1959</text:p>
          </table:table-cell>
          <table:table-cell/>
          <table:table-cell office:value-type="string">
            <text:p>2005MNRAS.361...34D</text:p>
          </table:table-cell>
          <table:table-cell office:value-type="float" office:value="1.24E-021">
            <text:p>1.24E-021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UGC 02847</text:p>
          </table:table-cell>
          <table:table-cell/>
          <table:table-cell office:value-type="string">
            <text:p>1991RC3.9.C...0000d</text:p>
          </table:table-cell>
          <table:table-cell office:value-type="float" office:value="2.19E-019">
            <text:p>2.19E-019</text:p>
          </table:table-cell>
          <table:table-cell office:value-type="float" office:value="2.11E-020">
            <text:p>2.11E-020</text:p>
          </table:table-cell>
          <table:table-cell table:number-columns-repeated="12"/>
        </table:table-row>
        <table:table-row table:style-name="ro1">
          <table:table-cell office:value-type="string">
            <text:p>NGC 1560</text:p>
          </table:table-cell>
          <table:table-cell/>
          <table:table-cell office:value-type="string">
            <text:p>1991RC3.9.C...0000d</text:p>
          </table:table-cell>
          <table:table-cell office:value-type="float" office:value="1.37E-020">
            <text:p>1.37E-020</text:p>
          </table:table-cell>
          <table:table-cell office:value-type="float" office:value="1.32E-021">
            <text:p>1.32E-021</text:p>
          </table:table-cell>
          <table:table-cell table:number-columns-repeated="12"/>
        </table:table-row>
        <table:table-row table:style-name="ro1">
          <table:table-cell office:value-type="string">
            <text:p>NGC 1705</text:p>
          </table:table-cell>
          <table:table-cell/>
          <table:table-cell office:value-type="string">
            <text:p>2005MNRAS.361...34D</text:p>
          </table:table-cell>
          <table:table-cell office:value-type="float" office:value="6.98E-022">
            <text:p>6.98E-022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LMC</text:p>
          </table:table-cell>
          <table:table-cell/>
          <table:table-cell office:value-type="string">
            <text:p>1991RC3.9.C...0000d</text:p>
          </table:table-cell>
          <table:table-cell office:value-type="float" office:value="3.47E-017">
            <text:p>3.47E-017</text:p>
          </table:table-cell>
          <table:table-cell office:value-type="float" office:value="7.01E-018">
            <text:p>7.01E-018</text:p>
          </table:table-cell>
          <table:table-cell table:number-columns-repeated="12"/>
        </table:table-row>
        <table:table-row table:style-name="ro2">
          <table:table-cell office:value-type="string">
            <text:p>kkh 03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>
            <text:p>kkh 037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UGC 03860</text:p>
          </table:table-cell>
          <table:table-cell/>
          <table:table-cell office:value-type="string">
            <text:p>1991RC3.9.C...0000d</text:p>
          </table:table-cell>
          <table:table-cell office:value-type="float" office:value="3.47E-017">
            <text:p>3.47E-017</text:p>
          </table:table-cell>
          <table:table-cell office:value-type="float" office:value="7.01E-018">
            <text:p>7.01E-018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5.65E-022">
            <text:p>5.65E-022</text:p>
          </table:table-cell>
          <table:table-cell table:style-name="ce1" office:value-type="float" office:value="5.45E-023">
            <text:p>5.45E-023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5.56E-022">
            <text:p>5.56E-022</text:p>
          </table:table-cell>
          <table:table-cell table:style-name="ce1" office:value-type="float" office:value="5.48E-023">
            <text:p>5.48E-023</text:p>
          </table:table-cell>
          <table:table-cell table:number-columns-repeated="4"/>
        </table:table-row>
        <table:table-row table:style-name="ro1">
          <table:table-cell office:value-type="string">
            <text:p>NGC 2366</text:p>
          </table:table-cell>
          <table:table-cell/>
          <table:table-cell office:value-type="string">
            <text:p>1991RC3.9.C...0000d</text:p>
          </table:table-cell>
          <table:table-cell office:value-type="float" office:value="1.38E-020">
            <text:p>1.38E-020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NGC 2403</text:p>
          </table:table-cell>
          <table:table-cell/>
          <table:table-cell office:value-type="string">
            <text:p>1991RC3.9.C...0000d</text:p>
          </table:table-cell>
          <table:table-cell office:value-type="float" office:value="6.43E-020">
            <text:p>6.43E-020</text:p>
          </table:table-cell>
          <table:table-cell office:value-type="float" office:value="6.2E-021">
            <text:p>6.20E-021</text:p>
          </table:table-cell>
          <table:table-cell table:number-columns-repeated="12"/>
        </table:table-row>
        <table:table-row table:style-name="ro1">
          <table:table-cell office:value-type="string">
            <text:p>UGC 03974</text:p>
          </table:table-cell>
          <table:table-cell/>
          <table:table-cell office:value-type="string">
            <text:p>1991RC3.9.C...0000d</text:p>
          </table:table-cell>
          <table:table-cell office:value-type="float" office:value="3.05E-021">
            <text:p>3.05E-021</text:p>
          </table:table-cell>
          <table:table-cell office:value-type="float" office:value="2.94E-022">
            <text:p>2.94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9E-021">
            <text:p>2.90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2.55E-021">
            <text:p>2.55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UGC 04115</text:p>
          </table:table-cell>
          <table:table-cell/>
          <table:table-cell office:value-type="string">
            <text:p>1991RC3.9.C...0000d</text:p>
          </table:table-cell>
          <table:table-cell office:value-type="float" office:value="1.04E-021">
            <text:p>1.04E-021</text:p>
          </table:table-cell>
          <table:table-cell office:value-type="float" office:value="1E-022">
            <text:p>1.00E-022</text:p>
          </table:table-cell>
          <table:table-cell table:number-columns-repeated="12"/>
        </table:table-row>
        <table:table-row table:style-name="ro1">
          <table:table-cell office:value-type="string">
            <text:p>UGC 04305</text:p>
          </table:table-cell>
          <table:table-cell/>
          <table:table-cell office:value-type="string">
            <text:p>1991RC3.9.C...0000d</text:p>
          </table:table-cell>
          <table:table-cell office:value-type="float" office:value="1.43E-020">
            <text:p>1.43E-020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2007ApJ...661..102W</text:p>
          </table:table-cell>
          <table:table-cell table:style-name="ce1" office:value-type="float" office:value="1.03E-020">
            <text:p>1.03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MESSIER 081 DWARF A</text:p>
          </table:table-cell>
          <table:table-cell/>
          <table:table-cell office:value-type="string">
            <text:p>2006MNRAS.365.1220B</text:p>
          </table:table-cell>
          <table:table-cell office:value-type="float" office:value="1.8E-022">
            <text:p>1.80E-022</text:p>
          </table:table-cell>
          <table:table-cell office:value-type="float" office:value="1.89E-023">
            <text:p>1.89E-023</text:p>
          </table:table-cell>
          <table:table-cell/>
          <table:table-cell office:value-type="string">
            <text:p>2007ApJ...661..102W</text:p>
          </table:table-cell>
          <table:table-cell table:style-name="ce1" office:value-type="float" office:value="1.93E-022">
            <text:p>1.93E-022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4426</text:p>
          </table:table-cell>
          <table:table-cell/>
          <table:table-cell office:value-type="string">
            <text:p>1991RC3.9.C...0000d</text:p>
          </table:table-cell>
          <table:table-cell office:value-type="float" office:value="4.92E-022">
            <text:p>4.92E-022</text:p>
          </table:table-cell>
          <table:table-cell office:value-type="float" office:value="4.75E-023">
            <text:p>4.75E-023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4.67E-022">
            <text:p>4.67E-022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4459</text:p>
          </table:table-cell>
          <table:table-cell/>
          <table:table-cell office:value-type="string">
            <text:p>2006MNRAS.365.1220B</text:p>
          </table:table-cell>
          <table:table-cell office:value-type="float" office:value="1.02E-021">
            <text:p>1.02E-021</text:p>
          </table:table-cell>
          <table:table-cell office:value-type="float" office:value="1.04E-022">
            <text:p>1.04E-022</text:p>
          </table:table-cell>
          <table:table-cell table:number-columns-repeated="12"/>
        </table:table-row>
        <table:table-row table:style-name="ro1">
          <table:table-cell office:value-type="string">
            <text:p>UGC 04483</text:p>
          </table:table-cell>
          <table:table-cell/>
          <table:table-cell office:value-type="string">
            <text:p>2007ApJ...661..102W</text:p>
          </table:table-cell>
          <table:table-cell office:value-type="float" office:value="9.44E-022">
            <text:p>9.44E-022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6.37E-022">
            <text:p>6.37E-022</text:p>
          </table:table-cell>
          <table:table-cell table:style-name="ce1" office:value-type="float" office:value="6.14E-023">
            <text:p>6.14E-023</text:p>
          </table:table-cell>
          <table:table-cell table:number-columns-repeated="8"/>
        </table:table-row>
        <table:table-row table:style-name="ro1">
          <table:table-cell office:value-type="string">
            <text:p>NGC 2683</text:p>
          </table:table-cell>
          <table:table-cell/>
          <table:table-cell office:value-type="string">
            <text:p>1991RC3.9.C...0000d</text:p>
          </table:table-cell>
          <table:table-cell office:value-type="float" office:value="3.37E-021">
            <text:p>3.37E-021</text:p>
          </table:table-cell>
          <table:table-cell office:value-type="float" office:value="3.25E-022">
            <text:p>3.25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3.82E-021">
            <text:p>3.82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3.1E-021">
            <text:p>3.10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2784</text:p>
          </table:table-cell>
          <table:table-cell/>
          <table:table-cell office:value-type="string">
            <text:p>1989H&amp;RHI.C...0000H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UGC 04998</text:p>
          </table:table-cell>
          <table:table-cell/>
          <table:table-cell office:value-type="string">
            <text:p>1990ApJS...72..245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2915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1991RC3.9.C...0000d</text:p>
          </table:table-cell>
          <table:table-cell office:value-type="float" office:value="4.21E-021">
            <text:p>4.21E-021</text:p>
          </table:table-cell>
          <table:table-cell table:style-name="ce1" office:value-type="float" office:value="1.34E-021">
            <text:p>1.34E-021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5.19E-021">
            <text:p>5.19E-021</text:p>
          </table:table-cell>
          <table:table-cell table:style-name="ce1" office:value-type="float" office:value="0">
            <text:p>0.00E+000</text:p>
          </table:table-cell>
          <table:table-cell table:number-columns-repeated="7"/>
        </table:table-row>
        <table:table-row table:style-name="ro1">
          <table:table-cell office:value-type="string">
            <text:p>UGC 05139</text:p>
          </table:table-cell>
          <table:table-cell/>
          <table:table-cell office:value-type="string">
            <text:p>1991RC3.9.C...0000d</text:p>
          </table:table-cell>
          <table:table-cell office:value-type="float" office:value="2.13E-021">
            <text:p>2.13E-021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68E-021">
            <text:p>2.68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pJ...661..102W</text:p>
          </table:table-cell>
          <table:table-cell table:style-name="ce1" office:value-type="float" office:value="1.89E-021">
            <text:p>1.89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2976</text:p>
          </table:table-cell>
          <table:table-cell/>
          <table:table-cell office:value-type="string">
            <text:p>1991RC3.9.C...0000d</text:p>
          </table:table-cell>
          <table:table-cell office:value-type="float" office:value="2.56E-021">
            <text:p>2.56E-021</text:p>
          </table:table-cell>
          <table:table-cell office:value-type="float" office:value="2.47E-022">
            <text:p>2.47E-022</text:p>
          </table:table-cell>
          <table:table-cell table:number-columns-repeated="12"/>
        </table:table-row>
        <table:table-row table:style-name="ro1">
          <table:table-cell office:value-type="string">
            <text:p>BK 03N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3031</text:p>
          </table:table-cell>
          <table:table-cell/>
          <table:table-cell office:value-type="string">
            <text:p>1991RC3.9.C...0000d</text:p>
          </table:table-cell>
          <table:table-cell office:value-type="float" office:value="4.41E-020">
            <text:p>4.41E-020</text:p>
          </table:table-cell>
          <table:table-cell office:value-type="float" office:value="4.25E-021">
            <text:p>4.25E-021</text:p>
          </table:table-cell>
          <table:table-cell table:number-columns-repeated="12"/>
        </table:table-row>
        <table:table-row table:style-name="ro1">
          <table:table-cell office:value-type="string">
            <text:p>NGC 3034</text:p>
          </table:table-cell>
          <table:table-cell/>
          <table:table-cell office:value-type="string">
            <text:p>1991RC3.9.C...0000d</text:p>
          </table:table-cell>
          <table:table-cell office:value-type="float" office:value="1.06E-020">
            <text:p>1.06E-020</text:p>
          </table:table-cell>
          <table:table-cell office:value-type="float" office:value="2.14E-021">
            <text:p>2.14E-021</text:p>
          </table:table-cell>
          <table:table-cell table:number-columns-repeated="12"/>
        </table:table-row>
        <table:table-row table:style-name="ro1">
          <table:table-cell office:value-type="string">
            <text:p>KDG 061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UGC 05364</text:p>
          </table:table-cell>
          <table:table-cell/>
          <table:table-cell office:value-type="string">
            <text:p>1991RC3.9.C...0000d</text:p>
          </table:table-cell>
          <table:table-cell office:value-type="float" office:value="3.08E-021">
            <text:p>3.08E-021</text:p>
          </table:table-cell>
          <table:table-cell office:value-type="float" office:value="2.97E-022">
            <text:p>2.97E-022</text:p>
          </table:table-cell>
          <table:table-cell/>
          <table:table-cell office:value-type="string">
            <text:p>2006MNRAS.365.1220B</text:p>
          </table:table-cell>
          <table:table-cell table:style-name="ce1" office:value-type="float" office:value="1.99E-021">
            <text:p>1.99E-021</text:p>
          </table:table-cell>
          <table:table-cell table:style-name="ce1" office:value-type="float" office:value="1.89E-022">
            <text:p>1.89E-022</text:p>
          </table:table-cell>
          <table:table-cell table:number-columns-repeated="8"/>
        </table:table-row>
        <table:table-row table:style-name="ro1">
          <table:table-cell office:value-type="string">
            <text:p>UGC 05373</text:p>
          </table:table-cell>
          <table:table-cell/>
          <table:table-cell office:value-type="string">
            <text:p>1991RC3.9.C...0000d</text:p>
          </table:table-cell>
          <table:table-cell office:value-type="float" office:value="4.32E-021">
            <text:p>4.32E-021</text:p>
          </table:table-cell>
          <table:table-cell office:value-type="float" office:value="4.17E-022">
            <text:p>4.17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9.39E-021">
            <text:p>9.39E-021</text:p>
          </table:table-cell>
          <table:table-cell table:style-name="ce1" office:value-type="float" office:value="2.35E-021">
            <text:p>2.35E-021</text:p>
          </table:table-cell>
          <table:table-cell table:number-columns-repeated="8"/>
        </table:table-row>
        <table:table-row table:style-name="ro1">
          <table:table-cell office:value-type="string">
            <text:p>NGC 3109</text:p>
          </table:table-cell>
          <table:table-cell/>
          <table:table-cell office:value-type="string">
            <text:p>1991RC3.9.C...0000d</text:p>
          </table:table-cell>
          <table:table-cell office:value-type="float" office:value="5.92E-020">
            <text:p>5.92E-020</text:p>
          </table:table-cell>
          <table:table-cell office:value-type="float" office:value="5.71E-021">
            <text:p>5.71E-021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5.4E-020">
            <text:p>5.40E-020</text:p>
          </table:table-cell>
          <table:table-cell table:style-name="ce1" office:value-type="float" office:value="4.57E-021">
            <text:p>4.57E-021</text:p>
          </table:table-cell>
          <table:table-cell table:number-columns-repeated="8"/>
        </table:table-row>
        <table:table-row table:style-name="ro1">
          <table:table-cell office:value-type="string">
            <text:p>NGC 3077</text:p>
          </table:table-cell>
          <table:table-cell/>
          <table:table-cell office:value-type="string">
            <text:p>1991RC3.9.C...0000d</text:p>
          </table:table-cell>
          <table:table-cell office:value-type="float" office:value="1.64E-020">
            <text:p>1.64E-020</text:p>
          </table:table-cell>
          <table:table-cell office:value-type="float" office:value="1.59E-021">
            <text:p>1.59E-021</text:p>
          </table:table-cell>
          <table:table-cell table:number-columns-repeated="12"/>
        </table:table-row>
        <table:table-row table:style-name="ro1">
          <table:table-cell office:value-type="string">
            <text:p>UGC 05428</text:p>
          </table:table-cell>
          <table:table-cell/>
          <table:table-cell office:value-type="string">
            <text:p>1990ApJS...72..245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3115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1991RC3.9.C...0000d</text:p>
          </table:table-cell>
          <table:table-cell office:value-type="float" office:value="1.1E-021">
            <text:p>1.10E-021</text:p>
          </table:table-cell>
          <table:table-cell table:style-name="ce1" office:value-type="float" office:value="3.49E-022">
            <text:p>3.49E-022</text:p>
          </table:table-cell>
          <table:table-cell table:number-columns-repeated="11"/>
        </table:table-row>
        <table:table-row table:style-name="ro1">
          <table:table-cell office:value-type="string">
            <text:p>UGC 05456</text:p>
          </table:table-cell>
          <table:table-cell/>
          <table:table-cell office:value-type="string">
            <text:p>1991RC3.9.C...0000d</text:p>
          </table:table-cell>
          <table:table-cell office:value-type="float" office:value="1.1E-021">
            <text:p>1.10E-021</text:p>
          </table:table-cell>
          <table:table-cell office:value-type="float" office:value="3.49E-022">
            <text:p>3.49E-022</text:p>
          </table:table-cell>
          <table:table-cell/>
          <table:table-cell office:value-type="string">
            <text:p>1990ApJS...72..245S</text:p>
          </table:table-cell>
          <table:table-cell table:style-name="ce1" office:value-type="float" office:value="2.66E-022">
            <text:p>2.66E-022</text:p>
          </table:table-cell>
          <table:table-cell table:style-name="ce1" office:value-type="float" office:value="6.11E-024">
            <text:p>6.11E-024</text:p>
          </table:table-cell>
          <table:table-cell table:number-columns-repeated="8"/>
        </table:table-row>
        <table:table-row table:style-name="ro1">
          <table:table-cell office:value-type="string">
            <text:p>SEXTANS A</text:p>
          </table:table-cell>
          <table:table-cell/>
          <table:table-cell office:value-type="string">
            <text:p>1998A&amp;AS..130..333T</text:p>
          </table:table-cell>
          <table:table-cell office:value-type="float" office:value="3.06E-022">
            <text:p>3.06E-022</text:p>
          </table:table-cell>
          <table:table-cell office:value-type="float" office:value="3.76E-023">
            <text:p>3.76E-023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8.39E-021">
            <text:p>8.39E-021</text:p>
          </table:table-cell>
          <table:table-cell table:style-name="ce1" office:value-type="float" office:value="8.1E-022">
            <text:p>8.10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8.41E-021">
            <text:p>8.41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6.23E-021">
            <text:p>6.23E-021</text:p>
          </table:table-cell>
          <table:table-cell table:style-name="ce1" office:value-type="float" office:value="0">
            <text:p>0.00E+000</text:p>
          </table:table-cell>
        </table:table-row>
        <table:table-row table:style-name="ro1">
          <table:table-cell office:value-type="string">
            <text:p>UGC 05666</text:p>
          </table:table-cell>
          <table:table-cell/>
          <table:table-cell office:value-type="string">
            <text:p>1991RC3.9.C...0000d</text:p>
          </table:table-cell>
          <table:table-cell office:value-type="float" office:value="1.96E-020">
            <text:p>1.96E-020</text:p>
          </table:table-cell>
          <table:table-cell office:value-type="float" office:value="1.89E-021">
            <text:p>1.89E-021</text:p>
          </table:table-cell>
          <table:table-cell/>
          <table:table-cell office:value-type="string">
            <text:p>2007ApJ...661..102W</text:p>
          </table:table-cell>
          <table:table-cell table:style-name="ce1" office:value-type="float" office:value="1.83E-020">
            <text:p>1.83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5692</text:p>
          </table:table-cell>
          <table:table-cell/>
          <table:table-cell office:value-type="string">
            <text:p>1990ApJS...72..245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3351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1991RC3.9.C...0000d</text:p>
          </table:table-cell>
          <table:table-cell office:value-type="float" office:value="2.86E-021">
            <text:p>2.86E-021</text:p>
          </table:table-cell>
          <table:table-cell table:style-name="ce1" office:value-type="float" office:value="2.76E-022">
            <text:p>2.76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53E-021">
            <text:p>2.53E-021</text:p>
          </table:table-cell>
          <table:table-cell table:style-name="ce1" office:value-type="float" office:value="1.32E-022">
            <text:p>1.32E-022</text:p>
          </table:table-cell>
          <table:table-cell table:number-columns-repeated="7"/>
        </table:table-row>
        <table:table-row table:style-name="ro1">
          <table:table-cell office:value-type="string">
            <text:p>NGC 3368</text:p>
          </table:table-cell>
          <table:table-cell/>
          <table:table-cell office:value-type="string">
            <text:p>1991RC3.9.C...0000d</text:p>
          </table:table-cell>
          <table:table-cell office:value-type="float" office:value="3.4E-021">
            <text:p>3.40E-021</text:p>
          </table:table-cell>
          <table:table-cell office:value-type="float" office:value="3.28E-022">
            <text:p>3.28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4.87E-021">
            <text:p>4.87E-021</text:p>
          </table:table-cell>
          <table:table-cell table:style-name="ce1" office:value-type="float" office:value="2.09E-022">
            <text:p>2.09E-022</text:p>
          </table:table-cell>
          <table:table-cell table:number-columns-repeated="8"/>
        </table:table-row>
        <table:table-row table:style-name="ro1">
          <table:table-cell office:value-type="string">
            <text:p>KDG 073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3621</text:p>
          </table:table-cell>
          <table:table-cell/>
          <table:table-cell office:value-type="string">
            <text:p>1991RC3.9.C...0000d</text:p>
          </table:table-cell>
          <table:table-cell office:value-type="float" office:value="3.63E-020">
            <text:p>3.63E-020</text:p>
          </table:table-cell>
          <table:table-cell office:value-type="float" office:value="3.5E-021">
            <text:p>3.50E-021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4.15E-020">
            <text:p>4.15E-020</text:p>
          </table:table-cell>
          <table:table-cell table:style-name="ce1" office:value-type="float" office:value="2.64E-021">
            <text:p>2.64E-021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4.16E-020">
            <text:p>4.16E-020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3627</text:p>
          </table:table-cell>
          <table:table-cell/>
          <table:table-cell office:value-type="string">
            <text:p>1991RC3.9.C...0000d</text:p>
          </table:table-cell>
          <table:table-cell office:value-type="float" office:value="1.87E-021">
            <text:p>1.87E-021</text:p>
          </table:table-cell>
          <table:table-cell office:value-type="float" office:value="0">
            <text:p>0.00E+000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87E-021">
            <text:p>2.87E-021</text:p>
          </table:table-cell>
          <table:table-cell table:style-name="ce1" office:value-type="float" office:value="1.72E-022">
            <text:p>1.72E-022</text:p>
          </table:table-cell>
          <table:table-cell table:number-columns-repeated="8"/>
        </table:table-row>
        <table:table-row table:style-name="ro1">
          <table:table-cell office:value-type="string">
            <text:p>UGC 06456</text:p>
          </table:table-cell>
          <table:table-cell/>
          <table:table-cell office:value-type="string">
            <text:p>1991RC3.9.C...0000d</text:p>
          </table:table-cell>
          <table:table-cell office:value-type="float" office:value="7.38E-022">
            <text:p>7.38E-022</text:p>
          </table:table-cell>
          <table:table-cell office:value-type="float" office:value="7.12E-023">
            <text:p>7.12E-023</text:p>
          </table:table-cell>
          <table:table-cell table:number-columns-repeated="12"/>
        </table:table-row>
        <table:table-row table:style-name="ro1">
          <table:table-cell office:value-type="string">
            <text:p>UGC 06541</text:p>
          </table:table-cell>
          <table:table-cell/>
          <table:table-cell office:value-type="string">
            <text:p>1991RC3.9.C...0000d</text:p>
          </table:table-cell>
          <table:table-cell office:value-type="float" office:value="1.35E-022">
            <text:p>1.35E-022</text:p>
          </table:table-cell>
          <table:table-cell office:value-type="float" office:value="1.31E-023">
            <text:p>1.31E-023</text:p>
          </table:table-cell>
          <table:table-cell/>
          <table:table-cell office:value-type="string">
            <text:p>1992ApJS...81....5S</text:p>
          </table:table-cell>
          <table:table-cell table:style-name="ce1" office:value-type="float" office:value="1.47E-022">
            <text:p>1.47E-022</text:p>
          </table:table-cell>
          <table:table-cell table:style-name="ce1" office:value-type="float" office:value="1.7E-023">
            <text:p>1.70E-023</text:p>
          </table:table-cell>
          <table:table-cell table:number-columns-repeated="8"/>
        </table:table-row>
        <table:table-row table:style-name="ro1">
          <table:table-cell office:value-type="string">
            <text:p>NGC 3738</text:p>
          </table:table-cell>
          <table:table-cell/>
          <table:table-cell office:value-type="string">
            <text:p>1991RC3.9.C...0000d</text:p>
          </table:table-cell>
          <table:table-cell office:value-type="float" office:value="1.45E-021">
            <text:p>1.45E-021</text:p>
          </table:table-cell>
          <table:table-cell office:value-type="float" office:value="1.39E-022">
            <text:p>1.39E-022</text:p>
          </table:table-cell>
          <table:table-cell table:number-columns-repeated="12"/>
        </table:table-row>
        <table:table-row table:style-name="ro1">
          <table:table-cell office:value-type="string">
            <text:p>NGC 3741</text:p>
          </table:table-cell>
          <table:table-cell/>
          <table:table-cell office:value-type="string">
            <text:p>1991ApJS...77..331H</text:p>
          </table:table-cell>
          <table:table-cell office:value-type="float" office:value="2.08E-021">
            <text:p>2.08E-021</text:p>
          </table:table-cell>
          <table:table-cell table:style-name="Default" table:formula="oooc:= 0" office:value-type="float" office:value="0">
            <text:p>0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11E-021">
            <text:p>2.11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MNRAS.375..199G</text:p>
          </table:table-cell>
          <table:table-cell table:style-name="ce1" office:value-type="float" office:value="2.81E-021">
            <text:p>2.81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LEDA 166115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UGC 06817</text:p>
          </table:table-cell>
          <table:table-cell/>
          <table:table-cell office:value-type="string">
            <text:p>1991RC3.9.C...0000d</text:p>
          </table:table-cell>
          <table:table-cell office:value-type="float" office:value="1.85E-021">
            <text:p>1.85E-021</text:p>
          </table:table-cell>
          <table:table-cell office:value-type="float" office:value="1.79E-022">
            <text:p>1.79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.17E-021">
            <text:p>2.17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1.67E-021">
            <text:p>1.67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4068</text:p>
          </table:table-cell>
          <table:table-cell/>
          <table:table-cell office:value-type="string">
            <text:p>1991RC3.9.C...0000d</text:p>
          </table:table-cell>
          <table:table-cell office:value-type="float" office:value="1.71E-021">
            <text:p>1.71E-021</text:p>
          </table:table-cell>
          <table:table-cell office:value-type="float" office:value="1.65E-022">
            <text:p>1.65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1.75E-021">
            <text:p>1.75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1.66E-021">
            <text:p>1.66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NGC 4163</text:p>
          </table:table-cell>
          <table:table-cell/>
          <table:table-cell office:value-type="string">
            <text:p>1991RC3.9.C...0000d</text:p>
          </table:table-cell>
          <table:table-cell office:value-type="float" office:value="3.98E-022">
            <text:p>3.98E-022</text:p>
          </table:table-cell>
          <table:table-cell office:value-type="float" office:value="3.84E-023">
            <text:p>3.84E-023</text:p>
          </table:table-cell>
          <table:table-cell table:number-columns-repeated="12"/>
        </table:table-row>
        <table:table-row table:style-name="ro1">
          <table:table-cell office:value-type="string">
            <text:p>UGC 07242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4214</text:p>
          </table:table-cell>
          <table:table-cell/>
          <table:table-cell office:value-type="string">
            <text:p>1991RC3.9.C...0000d</text:p>
          </table:table-cell>
          <table:table-cell office:value-type="float" office:value="1.33E-020">
            <text:p>1.33E-020</text:p>
          </table:table-cell>
          <table:table-cell office:value-type="float" office:value="1.28E-021">
            <text:p>1.28E-021</text:p>
          </table:table-cell>
          <table:table-cell table:number-columns-repeated="12"/>
        </table:table-row>
        <table:table-row table:style-name="ro1">
          <table:table-cell office:value-type="string">
            <text:p>UGC 07298</text:p>
          </table:table-cell>
          <table:table-cell/>
          <table:table-cell office:value-type="string">
            <text:p>1991RC3.9.C...0000d</text:p>
          </table:table-cell>
          <table:table-cell office:value-type="float" office:value="2.7E-022">
            <text:p>2.70E-022</text:p>
          </table:table-cell>
          <table:table-cell office:value-type="float" office:value="2.61E-023">
            <text:p>2.61E-023</text:p>
          </table:table-cell>
          <table:table-cell/>
          <table:table-cell office:value-type="string">
            <text:p>2006MNRAS.365.1220B</text:p>
          </table:table-cell>
          <table:table-cell table:style-name="ce1" office:value-type="float" office:value="2.46E-022">
            <text:p>2.46E-022</text:p>
          </table:table-cell>
          <table:table-cell table:style-name="ce1" office:value-type="float" office:value="2.37E-023">
            <text:p>2.37E-023</text:p>
          </table:table-cell>
          <table:table-cell table:number-columns-repeated="8"/>
        </table:table-row>
        <table:table-row table:style-name="ro1">
          <table:table-cell office:value-type="string">
            <text:p>NGC 4236</text:p>
          </table:table-cell>
          <table:table-cell/>
          <table:table-cell office:value-type="string">
            <text:p>1991RC3.9.C...0000d</text:p>
          </table:table-cell>
          <table:table-cell office:value-type="float" office:value="2.91E-020">
            <text:p>2.91E-020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NGC 4244</text:p>
          </table:table-cell>
          <table:table-cell/>
          <table:table-cell office:value-type="string">
            <text:p>1991RC3.9.C...0000d</text:p>
          </table:table-cell>
          <table:table-cell office:value-type="float" office:value="2.73E-020">
            <text:p>2.73E-020</text:p>
          </table:table-cell>
          <table:table-cell office:value-type="float" office:value="2.63E-021">
            <text:p>2.63E-021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1.5E-020">
            <text:p>1.50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IC 3104</text:p>
          </table:table-cell>
          <table:table-cell/>
          <table:table-cell office:value-type="string">
            <text:p>1991RC3.9.C...0000d</text:p>
          </table:table-cell>
          <table:table-cell office:value-type="float" office:value="4.66E-022">
            <text:p>4.66E-022</text:p>
          </table:table-cell>
          <table:table-cell office:value-type="float" office:value="1.48E-022">
            <text:p>1.48E-022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4.85E-022">
            <text:p>4.85E-022</text:p>
          </table:table-cell>
          <table:table-cell table:style-name="ce1" office:value-type="float" office:value="1.18E-022">
            <text:p>1.18E-022</text:p>
          </table:table-cell>
          <table:table-cell table:number-columns-repeated="8"/>
        </table:table-row>
        <table:table-row table:style-name="ro1">
          <table:table-cell office:value-type="string">
            <text:p>NGC 4258</text:p>
          </table:table-cell>
          <table:table-cell/>
          <table:table-cell office:value-type="string">
            <text:p>1991RC3.9.C...0000d</text:p>
          </table:table-cell>
          <table:table-cell office:value-type="float" office:value="2.17E-020">
            <text:p>2.17E-020</text:p>
          </table:table-cell>
          <table:table-cell office:value-type="float" office:value="2.09E-021">
            <text:p>2.09E-021</text:p>
          </table:table-cell>
          <table:table-cell table:number-columns-repeated="12"/>
        </table:table-row>
        <table:table-row table:style-name="ro1">
          <table:table-cell office:value-type="string">
            <text:p>UGC 07356</text:p>
          </table:table-cell>
          <table:table-cell/>
          <table:table-cell office:value-type="string">
            <text:p>1991RC3.9.C...0000d</text:p>
          </table:table-cell>
          <table:table-cell office:value-type="float" office:value="1.89E-021">
            <text:p>1.89E-021</text:p>
          </table:table-cell>
          <table:table-cell office:value-type="float" office:value="1.82E-022">
            <text:p>1.82E-022</text:p>
          </table:table-cell>
          <table:table-cell table:number-columns-repeated="12"/>
        </table:table-row>
        <table:table-row table:style-name="ro1">
          <table:table-cell office:value-type="string">
            <text:p>NGC 4395</text:p>
          </table:table-cell>
          <table:table-cell/>
          <table:table-cell office:value-type="string">
            <text:p>1991RC3.9.C...0000d</text:p>
          </table:table-cell>
          <table:table-cell office:value-type="float" office:value="1.57E-020">
            <text:p>1.57E-020</text:p>
          </table:table-cell>
          <table:table-cell office:value-type="float" office:value="1.51E-021">
            <text:p>1.51E-021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1.95E-020">
            <text:p>1.95E-020</text:p>
          </table:table-cell>
          <table:table-cell table:style-name="ce1" office:value-type="float" office:value="2.02E-021">
            <text:p>2.02E-021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8.27E-021">
            <text:p>8.27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UGC 07559</text:p>
          </table:table-cell>
          <table:table-cell/>
          <table:table-cell office:value-type="string">
            <text:p>1991RC3.9.C...0000d</text:p>
          </table:table-cell>
          <table:table-cell office:value-type="float" office:value="1.2E-021">
            <text:p>1.20E-021</text:p>
          </table:table-cell>
          <table:table-cell office:value-type="float" office:value="1.16E-022">
            <text:p>1.16E-022</text:p>
          </table:table-cell>
          <table:table-cell table:number-columns-repeated="12"/>
        </table:table-row>
        <table:table-row table:style-name="ro1">
          <table:table-cell office:value-type="string">
            <text:p>UGC 07577</text:p>
          </table:table-cell>
          <table:table-cell/>
          <table:table-cell office:value-type="string">
            <text:p>1991RC3.9.C...0000d</text:p>
          </table:table-cell>
          <table:table-cell office:value-type="float" office:value="1.17E-021">
            <text:p>1.17E-021</text:p>
          </table:table-cell>
          <table:table-cell office:value-type="float" office:value="1.13E-022">
            <text:p>1.13E-022</text:p>
          </table:table-cell>
          <table:table-cell table:number-columns-repeated="12"/>
        </table:table-row>
        <table:table-row table:style-name="ro1">
          <table:table-cell office:value-type="string">
            <text:p>NGC 4449</text:p>
          </table:table-cell>
          <table:table-cell/>
          <table:table-cell office:value-type="string">
            <text:p>1991RC3.9.C...0000d</text:p>
          </table:table-cell>
          <table:table-cell office:value-type="float" office:value="2.05E-020">
            <text:p>2.05E-020</text:p>
          </table:table-cell>
          <table:table-cell office:value-type="float" office:value="4.15E-021">
            <text:p>4.15E-021</text:p>
          </table:table-cell>
          <table:table-cell/>
          <table:table-cell office:value-type="string">
            <text:p>1992ApJS...81....5S</text:p>
          </table:table-cell>
          <table:table-cell table:style-name="ce1" office:value-type="float" office:value="9.82E-021">
            <text:p>9.82E-021</text:p>
          </table:table-cell>
          <table:table-cell table:style-name="ce1" office:value-type="float" office:value="1.74E-022">
            <text:p>1.74E-022</text:p>
          </table:table-cell>
          <table:table-cell table:number-columns-repeated="8"/>
        </table:table-row>
        <table:table-row table:style-name="ro1">
          <table:table-cell office:value-type="string">
            <text:p>UGC 07605</text:p>
          </table:table-cell>
          <table:table-cell/>
          <table:table-cell office:value-type="string">
            <text:p>1991RC3.9.C...0000d</text:p>
          </table:table-cell>
          <table:table-cell office:value-type="float" office:value="2.38E-022">
            <text:p>2.38E-022</text:p>
          </table:table-cell>
          <table:table-cell office:value-type="float" office:value="2.29E-023">
            <text:p>2.29E-023</text:p>
          </table:table-cell>
          <table:table-cell table:number-columns-repeated="12"/>
        </table:table-row>
        <table:table-row table:style-name="ro1">
          <table:table-cell office:value-type="string">
            <text:p>NGC 4460</text:p>
          </table:table-cell>
          <table:table-cell/>
          <table:table-cell office:value-type="string">
            <text:p>2005ApJS..160..149S</text:p>
          </table:table-cell>
          <table:table-cell office:value-type="float" office:value="2.02E-022">
            <text:p>2.02E-022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MESSIER 104</text:p>
          </table:table-cell>
          <table:table-cell/>
          <table:table-cell office:value-type="string">
            <text:p>1991RC3.9.C...0000d</text:p>
          </table:table-cell>
          <table:table-cell office:value-type="float" office:value="7.18E-022">
            <text:p>7.18E-022</text:p>
          </table:table-cell>
          <table:table-cell office:value-type="float" office:value="6.92E-023">
            <text:p>6.92E-023</text:p>
          </table:table-cell>
          <table:table-cell table:number-columns-repeated="12"/>
        </table:table-row>
        <table:table-row table:style-name="ro1">
          <table:table-cell office:value-type="string">
            <text:p>NGC 4605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21">
            <text:p>2.75E-021</text:p>
          </table:table-cell>
          <table:table-cell office:value-type="float" office:value="2.66E-022">
            <text:p>2.66E-022</text:p>
          </table:table-cell>
          <table:table-cell table:number-columns-repeated="12"/>
        </table:table-row>
        <table:table-row table:style-name="ro1">
          <table:table-cell office:value-type="string">
            <text:p>UGC 07866</text:p>
          </table:table-cell>
          <table:table-cell/>
          <table:table-cell office:value-type="string">
            <text:p>1991RC3.9.C...0000d</text:p>
          </table:table-cell>
          <table:table-cell office:value-type="float" office:value="1.02E-021">
            <text:p>1.02E-021</text:p>
          </table:table-cell>
          <table:table-cell office:value-type="float" office:value="9.83E-023">
            <text:p>9.83E-023</text:p>
          </table:table-cell>
          <table:table-cell table:number-columns-repeated="12"/>
        </table:table-row>
        <table:table-row table:style-name="ro1">
          <table:table-cell office:value-type="string">
            <text:p>NGC 4736</text:p>
          </table:table-cell>
          <table:table-cell/>
          <table:table-cell office:value-type="string">
            <text:p>1991RC3.9.C...0000d</text:p>
          </table:table-cell>
          <table:table-cell office:value-type="float" office:value="4.17E-021">
            <text:p>4.17E-021</text:p>
          </table:table-cell>
          <table:table-cell office:value-type="float" office:value="4.02E-022">
            <text:p>4.02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4.67E-021">
            <text:p>4.67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NGC 4826</text:p>
          </table:table-cell>
          <table:table-cell/>
          <table:table-cell office:value-type="string">
            <text:p>1991RC3.9.C...0000d</text:p>
          </table:table-cell>
          <table:table-cell office:value-type="float" office:value="2.07E-021">
            <text:p>2.07E-021</text:p>
          </table:table-cell>
          <table:table-cell office:value-type="float" office:value="2E-022">
            <text:p>2.00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2E-021">
            <text:p>2.00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8091</text:p>
          </table:table-cell>
          <table:table-cell/>
          <table:table-cell office:value-type="string">
            <text:p>1991RC3.9.C...0000d</text:p>
          </table:table-cell>
          <table:table-cell office:value-type="float" office:value="4.02E-022">
            <text:p>4.02E-022</text:p>
          </table:table-cell>
          <table:table-cell office:value-type="float" office:value="3.88E-023">
            <text:p>3.88E-023</text:p>
          </table:table-cell>
          <table:table-cell/>
          <table:table-cell office:value-type="string">
            <text:p>2006MNRAS.365.1220B</text:p>
          </table:table-cell>
          <table:table-cell table:style-name="ce1" office:value-type="float" office:value="4.26E-022">
            <text:p>4.26E-022</text:p>
          </table:table-cell>
          <table:table-cell table:style-name="ce1" office:value-type="float" office:value="4.26E-023">
            <text:p>4.26E-023</text:p>
          </table:table-cell>
          <table:table-cell/>
          <table:table-cell office:value-type="string">
            <text:p>2007AJ....133.2569G</text:p>
          </table:table-cell>
          <table:table-cell table:style-name="ce1" office:value-type="float" office:value="4.23E-022">
            <text:p>4.23E-022</text:p>
          </table:table-cell>
          <table:table-cell table:style-name="ce1" office:value-type="float" office:value="1.41E-024">
            <text:p>1.41E-024</text:p>
          </table:table-cell>
          <table:table-cell table:number-columns-repeated="4"/>
        </table:table-row>
        <table:table-row table:style-name="ro1">
          <table:table-cell office:value-type="string">
            <text:p>UGC 08188</text:p>
          </table:table-cell>
          <table:table-cell/>
          <table:table-cell office:value-type="string">
            <text:p>1991RC3.9.C...0000d</text:p>
          </table:table-cell>
          <table:table-cell office:value-type="float" office:value="2.96E-021">
            <text:p>2.96E-021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UGC 08201</text:p>
          </table:table-cell>
          <table:table-cell/>
          <table:table-cell office:value-type="string">
            <text:p>1991RC3.9.C...0000d</text:p>
          </table:table-cell>
          <table:table-cell office:value-type="float" office:value="1.39E-021">
            <text:p>1.39E-021</text:p>
          </table:table-cell>
          <table:table-cell office:value-type="float" office:value="1.34E-022">
            <text:p>1.34E-022</text:p>
          </table:table-cell>
          <table:table-cell/>
          <table:table-cell office:value-type="string">
            <text:p>2007ApJ...661..102W</text:p>
          </table:table-cell>
          <table:table-cell table:style-name="ce1" office:value-type="float" office:value="1.65E-021">
            <text:p>1.65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8215</text:p>
          </table:table-cell>
          <table:table-cell/>
          <table:table-cell office:value-type="string">
            <text:p>1991RC3.9.C...0000d</text:p>
          </table:table-cell>
          <table:table-cell office:value-type="float" office:value="2.03E-022">
            <text:p>2.03E-022</text:p>
          </table:table-cell>
          <table:table-cell office:value-type="float" office:value="1.96E-023">
            <text:p>1.96E-023</text:p>
          </table:table-cell>
          <table:table-cell table:number-columns-repeated="12"/>
        </table:table-row>
        <table:table-row table:style-name="ro1">
          <table:table-cell office:value-type="string">
            <text:p>UGC 08308</text:p>
          </table:table-cell>
          <table:table-cell/>
          <table:table-cell office:value-type="string">
            <text:p>1991RC3.9.C...0000d</text:p>
          </table:table-cell>
          <table:table-cell office:value-type="float" office:value="2.07E-022">
            <text:p>2.07E-022</text:p>
          </table:table-cell>
          <table:table-cell office:value-type="float" office:value="2E-023">
            <text:p>2.00E-023</text:p>
          </table:table-cell>
          <table:table-cell table:number-columns-repeated="12"/>
        </table:table-row>
        <table:table-row table:style-name="ro1">
          <table:table-cell office:value-type="string">
            <text:p>UGC 08320</text:p>
          </table:table-cell>
          <table:table-cell/>
          <table:table-cell office:value-type="string">
            <text:p>1991RC3.9.C...0000d</text:p>
          </table:table-cell>
          <table:table-cell office:value-type="float" office:value="3.44E-021">
            <text:p>3.44E-021</text:p>
          </table:table-cell>
          <table:table-cell office:value-type="float" office:value="3.32E-022">
            <text:p>3.32E-022</text:p>
          </table:table-cell>
          <table:table-cell table:number-columns-repeated="12"/>
        </table:table-row>
        <table:table-row table:style-name="ro1">
          <table:table-cell office:value-type="string">
            <text:p>NGC 5102</text:p>
          </table:table-cell>
          <table:table-cell/>
          <table:table-cell office:value-type="string">
            <text:p>1991RC3.9.C...0000d</text:p>
          </table:table-cell>
          <table:table-cell office:value-type="float" office:value="3.91E-021">
            <text:p>3.91E-021</text:p>
          </table:table-cell>
          <table:table-cell office:value-type="float" office:value="3.77E-022">
            <text:p>3.77E-022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4.18E-021">
            <text:p>4.18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NGC 5128</text:p>
          </table:table-cell>
          <table:table-cell/>
          <table:table-cell office:value-type="string">
            <text:p>1991RC3.9.C...0000d</text:p>
          </table:table-cell>
          <table:table-cell office:value-type="float" office:value="6.73E-021">
            <text:p>6.73E-021</text:p>
          </table:table-cell>
          <table:table-cell office:value-type="float" office:value="1.36E-021">
            <text:p>1.36E-021</text:p>
          </table:table-cell>
          <table:table-cell table:number-columns-repeated="12"/>
        </table:table-row>
        <table:table-row table:style-name="ro1">
          <table:table-cell office:value-type="string">
            <text:p>IC 4247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5204</text:p>
          </table:table-cell>
          <table:table-cell/>
          <table:table-cell office:value-type="string">
            <text:p>2004AJ....128...16K</text:p>
          </table:table-cell>
          <table:table-cell office:value-type="float" office:value="4.32E-021">
            <text:p>4.32E-021</text:p>
          </table:table-cell>
          <table:table-cell office:value-type="float" office:value="6.21E-022">
            <text:p>6.21E-022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5.01E-021">
            <text:p>5.01E-021</text:p>
          </table:table-cell>
          <table:table-cell table:style-name="ce1" office:value-type="float" office:value="4.84E-022">
            <text:p>4.84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5.87E-021">
            <text:p>5.87E-021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&amp;A...468..903J</text:p>
          </table:table-cell>
          <table:table-cell table:style-name="ce1" office:value-type="float" office:value="6.36E-021">
            <text:p>6.36E-021</text:p>
          </table:table-cell>
          <table:table-cell table:style-name="ce1" office:value-type="float" office:value="6.6E-022">
            <text:p>6.60E-022</text:p>
          </table:table-cell>
        </table:table-row>
        <table:table-row table:style-name="ro1">
          <table:table-cell office:value-type="string">
            <text:p>NGC 5195</text:p>
          </table:table-cell>
          <table:table-cell/>
          <table:table-cell office:value-type="string">
            <text:p>2005ApJS..160..149S</text:p>
          </table:table-cell>
          <table:table-cell office:value-type="float" office:value="5.73E-021">
            <text:p>5.73E-021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UGC 08508</text:p>
          </table:table-cell>
          <table:table-cell/>
          <table:table-cell office:value-type="string">
            <text:p>1991RC3.9.C...0000d</text:p>
          </table:table-cell>
          <table:table-cell office:value-type="float" office:value="7.38E-022">
            <text:p>7.38E-022</text:p>
          </table:table-cell>
          <table:table-cell office:value-type="float" office:value="7.12E-023">
            <text:p>7.12E-023</text:p>
          </table:table-cell>
          <table:table-cell table:number-columns-repeated="12"/>
        </table:table-row>
        <table:table-row table:style-name="ro1">
          <table:table-cell office:value-type="string">
            <text:p>NGC 5236</text:p>
          </table:table-cell>
          <table:table-cell/>
          <table:table-cell office:value-type="string">
            <text:p>1991RC3.9.C...0000d</text:p>
          </table:table-cell>
          <table:table-cell office:value-type="float" office:value="6.31E-020">
            <text:p>6.31E-020</text:p>
          </table:table-cell>
          <table:table-cell office:value-type="float" office:value="6.09E-021">
            <text:p>6.09E-021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7.75E-020">
            <text:p>7.75E-020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UGC 08638</text:p>
          </table:table-cell>
          <table:table-cell/>
          <table:table-cell office:value-type="string">
            <text:p>1990ApJS...72..245S</text:p>
          </table:table-cell>
          <table:table-cell office:value-type="float" office:value="1.2E-022">
            <text:p>1.20E-022</text:p>
          </table:table-cell>
          <table:table-cell office:value-type="float" office:value="7.07E-024">
            <text:p>7.07E-024</text:p>
          </table:table-cell>
          <table:table-cell table:number-columns-repeated="12"/>
        </table:table-row>
        <table:table-row table:style-name="ro1">
          <table:table-cell office:value-type="string">
            <text:p>UGC 08651</text:p>
          </table:table-cell>
          <table:table-cell/>
          <table:table-cell office:value-type="string">
            <text:p>1990ApJS...72..245S</text:p>
          </table:table-cell>
          <table:table-cell office:value-type="float" office:value="1.2E-022">
            <text:p>1.20E-022</text:p>
          </table:table-cell>
          <table:table-cell office:value-type="float" office:value="7.07E-024">
            <text:p>7.07E-024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6.14E-022">
            <text:p>6.14E-022</text:p>
          </table:table-cell>
          <table:table-cell table:style-name="ce1" office:value-type="float" office:value="5.92E-023">
            <text:p>5.92E-023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5.83E-022">
            <text:p>5.83E-022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5.92E-022">
            <text:p>5.92E-022</text:p>
          </table:table-cell>
          <table:table-cell table:style-name="ce1" office:value-type="float" office:value="0">
            <text:p>0.00E+000</text:p>
          </table:table-cell>
        </table:table-row>
        <table:table-row table:style-name="ro1">
          <table:table-cell office:value-type="string">
            <text:p>NGC 5253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21">
            <text:p>2.75E-021</text:p>
          </table:table-cell>
          <table:table-cell office:value-type="float" office:value="2.66E-022">
            <text:p>2.66E-022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2.09E-021">
            <text:p>2.09E-021</text:p>
          </table:table-cell>
          <table:table-cell table:style-name="ce1" office:value-type="float" office:value="2.21E-022">
            <text:p>2.21E-022</text:p>
          </table:table-cell>
          <table:table-cell table:number-columns-repeated="8"/>
        </table:table-row>
        <table:table-row table:style-name="ro1">
          <table:table-cell office:value-type="string">
            <text:p>IC 4316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5264</text:p>
          </table:table-cell>
          <table:table-cell/>
          <table:table-cell office:value-type="string">
            <text:p>1991RC3.9.C...0000d</text:p>
          </table:table-cell>
          <table:table-cell office:value-type="float" office:value="5.92E-022">
            <text:p>5.92E-022</text:p>
          </table:table-cell>
          <table:table-cell office:value-type="float" office:value="5.71E-023">
            <text:p>5.71E-023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6.02E-022">
            <text:p>6.02E-022</text:p>
          </table:table-cell>
          <table:table-cell table:style-name="ce1" office:value-type="float" office:value="1.13E-022">
            <text:p>1.13E-022</text:p>
          </table:table-cell>
          <table:table-cell table:number-columns-repeated="8"/>
        </table:table-row>
        <table:table-row table:style-name="ro1">
          <table:table-cell office:value-type="string">
            <text:p>UGC 08760</text:p>
          </table:table-cell>
          <table:table-cell/>
          <table:table-cell office:value-type="string">
            <text:p>1991RC3.9.C...0000d</text:p>
          </table:table-cell>
          <table:table-cell office:value-type="float" office:value="4.83E-022">
            <text:p>4.83E-022</text:p>
          </table:table-cell>
          <table:table-cell office:value-type="float" office:value="4.66E-023">
            <text:p>4.66E-023</text:p>
          </table:table-cell>
          <table:table-cell table:number-columns-repeated="12"/>
        </table:table-row>
        <table:table-row table:style-name="ro1">
          <table:table-cell office:value-type="string">
            <text:p>UGC 08833</text:p>
          </table:table-cell>
          <table:table-cell/>
          <table:table-cell office:value-type="string">
            <text:p>1991RC3.9.C...0000d</text:p>
          </table:table-cell>
          <table:table-cell office:value-type="float" office:value="2.61E-022">
            <text:p>2.61E-022</text:p>
          </table:table-cell>
          <table:table-cell office:value-type="float" office:value="2.51E-023">
            <text:p>2.51E-023</text:p>
          </table:table-cell>
          <table:table-cell table:number-columns-repeated="12"/>
        </table:table-row>
        <table:table-row table:style-name="ro1">
          <table:table-cell office:value-type="string">
            <text:p>NGC 5457</text:p>
          </table:table-cell>
          <table:table-cell/>
          <table:table-cell office:value-type="string">
            <text:p>1991RC3.9.C...0000d</text:p>
          </table:table-cell>
          <table:table-cell office:value-type="float" office:value="7.94E-020">
            <text:p>7.94E-020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NGC 5408</text:p>
          </table:table-cell>
          <table:table-cell/>
          <table:table-cell office:value-type="string">
            <text:p>1991RC3.9.C...0000d</text:p>
          </table:table-cell>
          <table:table-cell office:value-type="float" office:value="3.08E-021">
            <text:p>3.08E-021</text:p>
          </table:table-cell>
          <table:table-cell office:value-type="float" office:value="6.22E-022">
            <text:p>6.22E-022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2.92E-021">
            <text:p>2.92E-021</text:p>
          </table:table-cell>
          <table:table-cell table:style-name="ce1" office:value-type="float" office:value="0">
            <text:p>0.00E+000</text:p>
          </table:table-cell>
          <table:table-cell table:number-columns-repeated="8"/>
        </table:table-row>
        <table:table-row table:style-name="ro1">
          <table:table-cell office:value-type="string">
            <text:p>KKR 03</text:p>
          </table:table-cell>
          <table:table-cell/>
          <table:table-cell office:value-type="string">
            <text:p>2006MNRAS.365.1220B</text:p>
          </table:table-cell>
          <table:table-cell office:value-type="float" office:value="1.04E-022">
            <text:p>1.04E-022</text:p>
          </table:table-cell>
          <table:table-cell office:value-type="float" office:value="9.47E-024">
            <text:p>9.47E-024</text:p>
          </table:table-cell>
          <table:table-cell table:number-columns-repeated="12"/>
        </table:table-row>
        <table:table-row table:style-name="ro1">
          <table:table-cell office:value-type="string">
            <text:p>UGC 09128</text:p>
          </table:table-cell>
          <table:table-cell/>
          <table:table-cell office:value-type="string">
            <text:p>2006MNRAS.365.1220B</text:p>
          </table:table-cell>
          <table:table-cell office:value-type="float" office:value="1.04E-022">
            <text:p>1.04E-022</text:p>
          </table:table-cell>
          <table:table-cell office:value-type="float" office:value="9.47E-024">
            <text:p>9.47E-024</text:p>
          </table:table-cell>
          <table:table-cell/>
          <table:table-cell office:value-type="string">
            <text:p>1991RC3.9.C...0000d</text:p>
          </table:table-cell>
          <table:table-cell table:style-name="ce1" office:value-type="float" office:value="6.08E-022">
            <text:p>6.08E-022</text:p>
          </table:table-cell>
          <table:table-cell table:style-name="ce1" office:value-type="float" office:value="5.87E-023">
            <text:p>5.87E-023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6.28E-022">
            <text:p>6.28E-022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UGC 09240</text:p>
          </table:table-cell>
          <table:table-cell/>
          <table:table-cell office:value-type="string">
            <text:p>1991RC3.9.C...0000d</text:p>
          </table:table-cell>
          <table:table-cell office:value-type="float" office:value="1.14E-021">
            <text:p>1.14E-021</text:p>
          </table:table-cell>
          <table:table-cell office:value-type="float" office:value="1.1E-022">
            <text:p>1.10E-022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1.16E-021">
            <text:p>1.16E-021</text:p>
          </table:table-cell>
          <table:table-cell table:style-name="ce1" office:value-type="float" office:value="2.56E-023">
            <text:p>2.56E-023</text:p>
          </table:table-cell>
          <table:table-cell/>
          <table:table-cell office:value-type="string">
            <text:p>2007AJ....134.1046H</text:p>
          </table:table-cell>
          <table:table-cell table:style-name="ce1" office:value-type="float" office:value="1.13E-021">
            <text:p>1.13E-021</text:p>
          </table:table-cell>
          <table:table-cell table:style-name="ce1" office:value-type="float" office:value="0">
            <text:p>0.00E+000</text:p>
          </table:table-cell>
          <table:table-cell table:number-columns-repeated="4"/>
        </table:table-row>
        <table:table-row table:style-name="ro1">
          <table:table-cell office:value-type="string">
            <text:p>IC 4662</text:p>
          </table:table-cell>
          <table:table-cell/>
          <table:table-cell office:value-type="string">
            <text:p>1991RC3.9.C...0000d</text:p>
          </table:table-cell>
          <table:table-cell office:value-type="float" office:value="6.08E-021">
            <text:p>6.08E-021</text:p>
          </table:table-cell>
          <table:table-cell office:value-type="float" office:value="1.93E-021">
            <text:p>1.93E-021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6.12E-021">
            <text:p>6.12E-021</text:p>
          </table:table-cell>
          <table:table-cell table:style-name="ce1" office:value-type="float" office:value="5.65E-022">
            <text:p>5.65E-022</text:p>
          </table:table-cell>
          <table:table-cell table:number-columns-repeated="8"/>
        </table:table-row>
        <table:table-row table:style-name="ro1">
          <table:table-cell office:value-type="string">
            <text:p>NGC 6503</text:p>
          </table:table-cell>
          <table:table-cell/>
          <table:table-cell office:value-type="string">
            <text:p>1991RC3.9.C...0000d</text:p>
          </table:table-cell>
          <table:table-cell office:value-type="float" office:value="7.31E-021">
            <text:p>7.31E-021</text:p>
          </table:table-cell>
          <table:table-cell office:value-type="float" office:value="0">
            <text:p>0.00E+000</text:p>
          </table:table-cell>
          <table:table-cell table:number-columns-repeated="12"/>
        </table:table-row>
        <table:table-row table:style-name="ro1">
          <table:table-cell office:value-type="string">
            <text:p>NGC 6789</text:p>
          </table:table-cell>
          <table:table-cell/>
          <table:table-cell office:value-type="string">
            <text:p>1990ApJS...72..245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NGC 6822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1991RC3.9.C...0000d</text:p>
          </table:table-cell>
          <table:table-cell office:value-type="float" office:value="5.35E-020">
            <text:p>5.35E-020</text:p>
          </table:table-cell>
          <table:table-cell table:style-name="ce1" office:value-type="float" office:value="5.16E-021">
            <text:p>5.16E-021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1.19E-019">
            <text:p>1.19E-019</text:p>
          </table:table-cell>
          <table:table-cell table:style-name="ce1" office:value-type="float" office:value="1.18E-020">
            <text:p>1.18E-020</text:p>
          </table:table-cell>
          <table:table-cell table:number-columns-repeated="7"/>
        </table:table-row>
        <table:table-row table:style-name="ro1">
          <table:table-cell office:value-type="string">
            <text:p>DDO 210</text:p>
          </table:table-cell>
          <table:table-cell/>
          <table:table-cell office:value-type="string">
            <text:p>1991RC3.9.C...0000d</text:p>
          </table:table-cell>
          <table:table-cell office:value-type="float" office:value="5.86E-022">
            <text:p>5.86E-022</text:p>
          </table:table-cell>
          <table:table-cell office:value-type="float" office:value="5.66E-023">
            <text:p>5.66E-023</text:p>
          </table:table-cell>
          <table:table-cell/>
          <table:table-cell office:value-type="string">
            <text:p>2005ApJS..160..149S</text:p>
          </table:table-cell>
          <table:table-cell table:style-name="ce1" office:value-type="float" office:value="5.59E-022">
            <text:p>5.59E-022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2006MNRAS.365.1220B</text:p>
          </table:table-cell>
          <table:table-cell table:style-name="ce1" office:value-type="float" office:value="5.74E-022">
            <text:p>5.74E-022</text:p>
          </table:table-cell>
          <table:table-cell table:style-name="ce1" office:value-type="float" office:value="5.69E-023">
            <text:p>5.69E-023</text:p>
          </table:table-cell>
          <table:table-cell table:number-columns-repeated="4"/>
        </table:table-row>
        <table:table-row table:style-name="ro1">
          <table:table-cell office:value-type="string">
            <text:p>IC 5152</text:p>
          </table:table-cell>
          <table:table-cell/>
          <table:table-cell office:value-type="string">
            <text:p>1991RC3.9.C...0000d</text:p>
          </table:table-cell>
          <table:table-cell office:value-type="float" office:value="4.83E-021">
            <text:p>4.83E-021</text:p>
          </table:table-cell>
          <table:table-cell office:value-type="float" office:value="9.77E-022">
            <text:p>9.77E-022</text:p>
          </table:table-cell>
          <table:table-cell/>
          <table:table-cell office:value-type="string">
            <text:p>2004AJ....128...16K</text:p>
          </table:table-cell>
          <table:table-cell table:style-name="ce1" office:value-type="float" office:value="4.58E-021">
            <text:p>4.58E-021</text:p>
          </table:table-cell>
          <table:table-cell table:style-name="ce1" office:value-type="float" office:value="4.48E-022">
            <text:p>4.48E-022</text:p>
          </table:table-cell>
          <table:table-cell table:number-columns-repeated="8"/>
        </table:table-row>
        <table:table-row table:style-name="ro1">
          <table:table-cell office:value-type="string">
            <text:p>UGC 12613</text:p>
          </table:table-cell>
          <table:table-cell/>
          <table:table-cell office:value-type="string">
            <text:p>1991RC3.9.C...0000d</text:p>
          </table:table-cell>
          <table:table-cell office:value-type="float" office:value="1.14E-021">
            <text:p>1.14E-021</text:p>
          </table:table-cell>
          <table:table-cell office:value-type="float" office:value="1.1E-022">
            <text:p>1.10E-022</text:p>
          </table:table-cell>
          <table:table-cell/>
          <table:table-cell office:value-type="string">
            <text:p>1993ApJS...88..383L</text:p>
          </table:table-cell>
          <table:table-cell table:style-name="ce1" office:value-type="float" office:value="1.02E-021">
            <text:p>1.02E-021</text:p>
          </table:table-cell>
          <table:table-cell table:style-name="ce1" office:value-type="float" office:value="1.02E-022">
            <text:p>1.02E-022</text:p>
          </table:table-cell>
          <table:table-cell table:number-columns-repeated="8"/>
        </table:table-row>
        <table:table-row table:style-name="ro1">
          <table:table-cell office:value-type="string">
            <text:p>NGC 7793</text:p>
          </table:table-cell>
          <table:table-cell/>
          <table:table-cell office:value-type="string">
            <text:p>1991RC3.9.C...0000d</text:p>
          </table:table-cell>
          <table:table-cell office:value-type="float" office:value="1.43E-020">
            <text:p>1.43E-020</text:p>
          </table:table-cell>
          <table:table-cell office:value-type="float" office:value="1.38E-021">
            <text:p>1.38E-021</text:p>
          </table:table-cell>
          <table:table-cell/>
          <table:table-cell office:value-type="string">
            <text:p>2005MNRAS.361...34D</text:p>
          </table:table-cell>
          <table:table-cell table:style-name="ce1" office:value-type="float" office:value="1.33E-020">
            <text:p>1.33E-020</text:p>
          </table:table-cell>
          <table:table-cell table:style-name="ce1" office:value-type="float" office:value="0">
            <text:p>0.00E+000</text:p>
          </table:table-cell>
          <table:table-cell/>
          <table:table-cell office:value-type="string">
            <text:p>1989H&amp;RHI.C...0000H</text:p>
          </table:table-cell>
          <table:table-cell table:style-name="ce1" office:value-type="float" office:value="1.26E-020">
            <text:p>1.26E-020</text:p>
          </table:table-cell>
          <table:table-cell table:style-name="ce1" office:value-type="float" office:value="7.16E-022">
            <text:p>7.16E-022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Best Measurements</text:p>
          </table:table-cell>
          <table:table-cell table:style-name="Default" table:number-columns-repeated="2"/>
          <table:table-cell/>
          <table:table-cell office:value-type="string">
            <text:p>Jansky km/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WLM</text:p>
          </table:table-cell>
          <table:table-cell/>
          <table:table-cell office:value-type="string">
            <text:p>2007AJ....133.2242K</text:p>
          </table:table-cell>
          <table:table-cell office:value-type="float" office:value="1.39E-020">
            <text:p>1.39E-020</text:p>
          </table:table-cell>
          <table:table-cell office:value-type="float" office:value="7.1E-022">
            <text:p>7.10E-022</text:p>
          </table:table-cell>
          <table:table-cell/>
          <table:table-cell table:formula="oooc:=[.D130]*2.1215E+022" office:value-type="float" office:value="294.8885">
            <text:p>294.89</text:p>
          </table:table-cell>
          <table:table-cell table:number-columns-repeated="10"/>
        </table:table-row>
        <table:table-row table:style-name="ro1">
          <table:table-cell office:value-type="string">
            <text:p>NGC 0055</text:p>
          </table:table-cell>
          <table:table-cell/>
          <table:table-cell office:value-type="string">
            <text:p>2004AJ....128...16K</text:p>
          </table:table-cell>
          <table:table-cell office:value-type="float" office:value="9.39E-020">
            <text:p>9.39E-020</text:p>
          </table:table-cell>
          <table:table-cell office:value-type="float" office:value="6.84E-021">
            <text:p>6.84E-021</text:p>
          </table:table-cell>
          <table:table-cell/>
          <table:table-cell table:formula="oooc:=[.D131]*2.1215E+022" office:value-type="float" office:value="1992.0885">
            <text:p>1992.09</text:p>
          </table:table-cell>
          <table:table-cell table:number-columns-repeated="10"/>
        </table:table-row>
        <table:table-row table:style-name="ro1">
          <table:table-cell office:value-type="string">
            <text:p>NGC 0059</text:p>
          </table:table-cell>
          <table:table-cell/>
          <table:table-cell office:value-type="string">
            <text:p>2006AJ....131..325B</text:p>
          </table:table-cell>
          <table:table-cell office:value-type="float" office:value="1.28E-022">
            <text:p>1.28E-022</text:p>
          </table:table-cell>
          <table:table-cell office:value-type="float" office:value="0">
            <text:p>0.00E+000</text:p>
          </table:table-cell>
          <table:table-cell/>
          <table:table-cell table:formula="oooc:=[.D132]*2.1215E+022" office:value-type="float" office:value="2.71552">
            <text:p>2.72</text:p>
          </table:table-cell>
          <table:table-cell table:number-columns-repeated="10"/>
        </table:table-row>
        <table:table-row table:style-name="ro1">
          <table:table-cell office:value-type="string">
            <text:p>IC 0010</text:p>
          </table:table-cell>
          <table:table-cell/>
          <table:table-cell office:value-type="string">
            <text:p>2006AJ....131..325B</text:p>
          </table:table-cell>
          <table:table-cell office:value-type="float" office:value="1.28E-022">
            <text:p>1.28E-022</text:p>
          </table:table-cell>
          <table:table-cell office:value-type="float" office:value="0">
            <text:p>0.00E+000</text:p>
          </table:table-cell>
          <table:table-cell/>
          <table:table-cell table:formula="oooc:=[.D133]*2.1215E+022" office:value-type="float" office:value="2.71552">
            <text:p>2.72</text:p>
          </table:table-cell>
          <table:table-cell table:number-columns-repeated="10"/>
        </table:table-row>
        <table:table-row table:style-name="ro1">
          <table:table-cell office:value-type="string">
            <text:p>ANDROMEDA IV</text:p>
          </table:table-cell>
          <table:table-cell/>
          <table:table-cell office:value-type="string">
            <text:p>1989H&amp;RHI.C...0000H</text:p>
          </table:table-cell>
          <table:table-cell office:value-type="float" office:value="1.18E-021">
            <text:p>1.18E-021</text:p>
          </table:table-cell>
          <table:table-cell table:style-name="Default" office:value-type="float" office:value="0">
            <text:p>0</text:p>
          </table:table-cell>
          <table:table-cell/>
          <table:table-cell table:formula="oooc:=[.D134]*2.1215E+022" office:value-type="float" office:value="25.0337">
            <text:p>25.03</text:p>
          </table:table-cell>
          <table:table-cell table:number-columns-repeated="10"/>
        </table:table-row>
        <table:table-row table:style-name="ro1">
          <table:table-cell office:value-type="string">
            <text:p>NGC 0224</text:p>
          </table:table-cell>
          <table:table-cell/>
          <table:table-cell office:value-type="string">
            <text:p>1991RC3.9.C...0000d</text:p>
          </table:table-cell>
          <table:table-cell office:value-type="float" office:value="1.51E-018">
            <text:p>1.51E-018</text:p>
          </table:table-cell>
          <table:table-cell office:value-type="float" office:value="1.46E-019">
            <text:p>1.46E-019</text:p>
          </table:table-cell>
          <table:table-cell/>
          <table:table-cell table:formula="oooc:=[.D135]*2.1215E+022" office:value-type="float" office:value="32034.65">
            <text:p>32034.65</text:p>
          </table:table-cell>
          <table:table-cell table:number-columns-repeated="10"/>
        </table:table-row>
        <table:table-row table:style-name="ro1">
          <table:table-cell office:value-type="string">
            <text:p>IC 1574</text:p>
          </table:table-cell>
          <table:table-cell/>
          <table:table-cell office:value-type="string">
            <text:p>2007AJ....134.1849W</text:p>
          </table:table-cell>
          <table:table-cell office:value-type="float" office:value="2.36E-022">
            <text:p>2.36E-022</text:p>
          </table:table-cell>
          <table:table-cell office:value-type="float" office:value="4.24E-023">
            <text:p>4.24E-023</text:p>
          </table:table-cell>
          <table:table-cell/>
          <table:table-cell table:formula="oooc:=[.D136]*2.1215E+022" office:value-type="float" office:value="5.00674">
            <text:p>5.01</text:p>
          </table:table-cell>
          <table:table-cell table:number-columns-repeated="10"/>
        </table:table-row>
        <table:table-row table:style-name="ro1">
          <table:table-cell office:value-type="string">
            <text:p>NGC 0247</text:p>
          </table:table-cell>
          <table:table-cell/>
          <table:table-cell office:value-type="string">
            <text:p>1991RC3.9.C...0000d</text:p>
          </table:table-cell>
          <table:table-cell office:value-type="float" office:value="3.4E-020">
            <text:p>3.40E-020</text:p>
          </table:table-cell>
          <table:table-cell office:value-type="float" office:value="3.28E-021">
            <text:p>3.28E-021</text:p>
          </table:table-cell>
          <table:table-cell/>
          <table:table-cell table:formula="oooc:=[.D137]*2.1215E+022" office:value-type="float" office:value="721.31">
            <text:p>721.31</text:p>
          </table:table-cell>
          <table:table-cell table:number-columns-repeated="10"/>
        </table:table-row>
        <table:table-row table:style-name="ro1">
          <table:table-cell office:value-type="string">
            <text:p>NGC 0253</text:p>
          </table:table-cell>
          <table:table-cell/>
          <table:table-cell office:value-type="string">
            <text:p>2005ApJS..160..149S</text:p>
          </table:table-cell>
          <table:table-cell office:value-type="float" office:value="4.73E-020">
            <text:p>4.73E-020</text:p>
          </table:table-cell>
          <table:table-cell office:value-type="float" office:value="7.2E-021">
            <text:p>7.20E-021</text:p>
          </table:table-cell>
          <table:table-cell/>
          <table:table-cell table:formula="oooc:=[.D138]*2.1215E+022" office:value-type="float" office:value="1003.4695">
            <text:p>1003.47</text:p>
          </table:table-cell>
          <table:table-cell table:number-columns-repeated="10"/>
        </table:table-row>
        <table:table-row table:style-name="ro1">
          <table:table-cell office:value-type="string">
            <text:p>SMC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17">
            <text:p>2.75E-017</text:p>
          </table:table-cell>
          <table:table-cell office:value-type="float" office:value="8.77E-018">
            <text:p>8.77E-018</text:p>
          </table:table-cell>
          <table:table-cell/>
          <table:table-cell table:formula="oooc:=[.D139]*2.1215E+022" office:value-type="float" office:value="583412.5">
            <text:p>583412.5</text:p>
          </table:table-cell>
          <table:table-cell table:number-columns-repeated="10"/>
        </table:table-row>
        <table:table-row table:style-name="ro1">
          <table:table-cell office:value-type="string">
            <text:p>NGC 0300</text:p>
          </table:table-cell>
          <table:table-cell/>
          <table:table-cell office:value-type="string">
            <text:p>2004AJ....128...16K</text:p>
          </table:table-cell>
          <table:table-cell office:value-type="float" office:value="9.3E-020">
            <text:p>9.30E-020</text:p>
          </table:table-cell>
          <table:table-cell office:value-type="float" office:value="7.36E-021">
            <text:p>7.36E-021</text:p>
          </table:table-cell>
          <table:table-cell/>
          <table:table-cell table:formula="oooc:=[.D140]*2.1215E+022" office:value-type="float" office:value="1972.995">
            <text:p>1973</text:p>
          </table:table-cell>
          <table:table-cell table:number-columns-repeated="10"/>
        </table:table-row>
        <table:table-row table:style-name="ro1">
          <table:table-cell office:value-type="string">
            <text:p>LGS 3</text:p>
          </table:table-cell>
          <table:table-cell/>
          <table:table-cell office:value-type="string">
            <text:p>1991RC3.9.C...0000d</text:p>
          </table:table-cell>
          <table:table-cell office:value-type="float" office:value="9.55E-023">
            <text:p>9.55E-023</text:p>
          </table:table-cell>
          <table:table-cell office:value-type="float" office:value="9.21E-024">
            <text:p>9.21E-024</text:p>
          </table:table-cell>
          <table:table-cell/>
          <table:table-cell table:formula="oooc:=[.D141]*2.1215E+022" office:value-type="float" office:value="2.0260325">
            <text:p>2.03</text:p>
          </table:table-cell>
          <table:table-cell table:number-columns-repeated="10"/>
        </table:table-row>
        <table:table-row table:style-name="ro1">
          <table:table-cell office:value-type="string">
            <text:p>UGC 00668</text:p>
          </table:table-cell>
          <table:table-cell/>
          <table:table-cell office:value-type="string">
            <text:p>1993ApJS...88..383L</text:p>
          </table:table-cell>
          <table:table-cell office:value-type="float" office:value="1.03E-020">
            <text:p>1.03E-020</text:p>
          </table:table-cell>
          <table:table-cell office:value-type="float" office:value="1.03E-021">
            <text:p>1.03E-021</text:p>
          </table:table-cell>
          <table:table-cell/>
          <table:table-cell table:formula="oooc:=[.D142]*2.1215E+022" office:value-type="float" office:value="218.5145">
            <text:p>218.51</text:p>
          </table:table-cell>
          <table:table-cell table:number-columns-repeated="10"/>
        </table:table-row>
        <table:table-row table:style-name="ro1">
          <table:table-cell office:value-type="string">
            <text:p>UGC 00685</text:p>
          </table:table-cell>
          <table:table-cell/>
          <table:table-cell office:value-type="string">
            <text:p>2005ApJS..160..149S</text:p>
          </table:table-cell>
          <table:table-cell office:value-type="float" office:value="8.01E-022">
            <text:p>8.01E-022</text:p>
          </table:table-cell>
          <table:table-cell office:value-type="float" office:value="0">
            <text:p>0.00E+000</text:p>
          </table:table-cell>
          <table:table-cell/>
          <table:table-cell table:formula="oooc:=[.D143]*2.1215E+022" office:value-type="float" office:value="16.993215">
            <text:p>16.99</text:p>
          </table:table-cell>
          <table:table-cell table:number-columns-repeated="10"/>
        </table:table-row>
        <table:table-row table:style-name="ro1">
          <table:table-cell office:value-type="string">
            <text:p>NGC 0598</text:p>
          </table:table-cell>
          <table:table-cell/>
          <table:table-cell office:value-type="string">
            <text:p>1991RC3.9.C...0000d</text:p>
          </table:table-cell>
          <table:table-cell office:value-type="float" office:value="5.86E-019">
            <text:p>5.86E-019</text:p>
          </table:table-cell>
          <table:table-cell office:value-type="float" office:value="5.65E-020">
            <text:p>5.65E-020</text:p>
          </table:table-cell>
          <table:table-cell/>
          <table:table-cell table:formula="oooc:=[.D144]*2.1215E+022" office:value-type="float" office:value="12431.99">
            <text:p>12431.99</text:p>
          </table:table-cell>
          <table:table-cell table:number-columns-repeated="10"/>
        </table:table-row>
        <table:table-row table:style-name="ro1">
          <table:table-cell office:value-type="string">
            <text:p>NGC 0625</text:p>
          </table:table-cell>
          <table:table-cell/>
          <table:table-cell office:value-type="string">
            <text:p>2005MNRAS.361...34D</text:p>
          </table:table-cell>
          <table:table-cell office:value-type="float" office:value="1.47E-021">
            <text:p>1.47E-021</text:p>
          </table:table-cell>
          <table:table-cell office:value-type="float" office:value="0">
            <text:p>0.00E+000</text:p>
          </table:table-cell>
          <table:table-cell/>
          <table:table-cell table:formula="oooc:=[.D145]*2.1215E+022" office:value-type="float" office:value="31.18605">
            <text:p>31.19</text:p>
          </table:table-cell>
          <table:table-cell table:number-columns-repeated="10"/>
        </table:table-row>
        <table:table-row table:style-name="ro1">
          <table:table-cell office:value-type="string">
            <text:p>UGC 01281</text:p>
          </table:table-cell>
          <table:table-cell/>
          <table:table-cell office:value-type="string">
            <text:p>1991RC3.9.C...0000d</text:p>
          </table:table-cell>
          <table:table-cell office:value-type="float" office:value="1.89E-021">
            <text:p>1.89E-021</text:p>
          </table:table-cell>
          <table:table-cell office:value-type="float" office:value="1.82E-022">
            <text:p>1.82E-022</text:p>
          </table:table-cell>
          <table:table-cell/>
          <table:table-cell table:formula="oooc:=[.D146]*2.1215E+022" office:value-type="float" office:value="40.09635">
            <text:p>40.1</text:p>
          </table:table-cell>
          <table:table-cell table:number-columns-repeated="10"/>
        </table:table-row>
        <table:table-row table:style-name="ro1">
          <table:table-cell office:value-type="string">
            <text:p>NGC 0784</text:p>
          </table:table-cell>
          <table:table-cell/>
          <table:table-cell office:value-type="string">
            <text:p>1991RC3.9.C...0000d</text:p>
          </table:table-cell>
          <table:table-cell office:value-type="float" office:value="3.13E-021">
            <text:p>3.13E-021</text:p>
          </table:table-cell>
          <table:table-cell office:value-type="float" office:value="3.02E-022">
            <text:p>3.02E-022</text:p>
          </table:table-cell>
          <table:table-cell/>
          <table:table-cell table:formula="oooc:=[.D147]*2.1215E+022" office:value-type="float" office:value="66.40295">
            <text:p>66.4</text:p>
          </table:table-cell>
          <table:table-cell table:number-columns-repeated="10"/>
        </table:table-row>
        <table:table-row table:style-name="ro1">
          <table:table-cell office:value-type="string">
            <text:p>NGC 0855</text:p>
          </table:table-cell>
          <table:table-cell/>
          <table:table-cell office:value-type="string">
            <text:p>2005AJ....130.2613G</text:p>
          </table:table-cell>
          <table:table-cell office:value-type="float" office:value="7.5E-023">
            <text:p>7.50E-023</text:p>
          </table:table-cell>
          <table:table-cell office:value-type="float" office:value="6.13E-024">
            <text:p>6.13E-024</text:p>
          </table:table-cell>
          <table:table-cell/>
          <table:table-cell table:formula="oooc:=[.D148]*2.1215E+022" office:value-type="float" office:value="1.591125">
            <text:p>1.59</text:p>
          </table:table-cell>
          <table:table-cell table:number-columns-repeated="10"/>
        </table:table-row>
        <table:table-row table:style-name="ro1">
          <table:table-cell office:value-type="string">
            <text:p>NGC 0925</text:p>
          </table:table-cell>
          <table:table-cell/>
          <table:table-cell office:value-type="string">
            <text:p>2005ApJS..160..149S</text:p>
          </table:table-cell>
          <table:table-cell office:value-type="float" office:value="1.52E-020">
            <text:p>1.52E-020</text:p>
          </table:table-cell>
          <table:table-cell office:value-type="float" office:value="0">
            <text:p>0.00E+000</text:p>
          </table:table-cell>
          <table:table-cell/>
          <table:table-cell table:formula="oooc:=[.D149]*2.1215E+022" office:value-type="float" office:value="322.468">
            <text:p>322.47</text:p>
          </table:table-cell>
          <table:table-cell table:number-columns-repeated="10"/>
        </table:table-row>
        <table:table-row table:style-name="ro1">
          <table:table-cell office:value-type="string">
            <text:p>NGC 1313</text:p>
          </table:table-cell>
          <table:table-cell/>
          <table:table-cell office:value-type="string">
            <text:p>2005MNRAS.361...34D</text:p>
          </table:table-cell>
          <table:table-cell office:value-type="float" office:value="2.11E-020">
            <text:p>2.11E-020</text:p>
          </table:table-cell>
          <table:table-cell office:value-type="float" office:value="0">
            <text:p>0.00E+000</text:p>
          </table:table-cell>
          <table:table-cell/>
          <table:table-cell table:formula="oooc:=[.D150]*2.1215E+022" office:value-type="float" office:value="447.6365">
            <text:p>447.64</text:p>
          </table:table-cell>
          <table:table-cell table:number-columns-repeated="10"/>
        </table:table-row>
        <table:table-row table:style-name="ro1">
          <table:table-cell office:value-type="string">
            <text:p>NGC 1311</text:p>
          </table:table-cell>
          <table:table-cell/>
          <table:table-cell office:value-type="string">
            <text:p>2004AJ....128...16K</text:p>
          </table:table-cell>
          <table:table-cell office:value-type="float" office:value="6.87E-022">
            <text:p>6.87E-022</text:p>
          </table:table-cell>
          <table:table-cell office:value-type="float" office:value="1.51E-022">
            <text:p>1.51E-022</text:p>
          </table:table-cell>
          <table:table-cell/>
          <table:table-cell table:formula="oooc:=[.D151]*2.1215E+022" office:value-type="float" office:value="14.574705">
            <text:p>14.57</text:p>
          </table:table-cell>
          <table:table-cell table:number-columns-repeated="10"/>
        </table:table-row>
        <table:table-row table:style-name="ro1">
          <table:table-cell office:value-type="string">
            <text:p>IC 1959</text:p>
          </table:table-cell>
          <table:table-cell/>
          <table:table-cell office:value-type="string">
            <text:p>2005MNRAS.361...34D</text:p>
          </table:table-cell>
          <table:table-cell office:value-type="float" office:value="1.24E-021">
            <text:p>1.24E-021</text:p>
          </table:table-cell>
          <table:table-cell office:value-type="float" office:value="0">
            <text:p>0.00E+000</text:p>
          </table:table-cell>
          <table:table-cell/>
          <table:table-cell table:formula="oooc:=[.D152]*2.1215E+022" office:value-type="float" office:value="26.3066">
            <text:p>26.31</text:p>
          </table:table-cell>
          <table:table-cell table:number-columns-repeated="10"/>
        </table:table-row>
        <table:table-row table:style-name="ro1">
          <table:table-cell office:value-type="string">
            <text:p>UGC 02847</text:p>
          </table:table-cell>
          <table:table-cell/>
          <table:table-cell office:value-type="string">
            <text:p>1991RC3.9.C...0000d</text:p>
          </table:table-cell>
          <table:table-cell office:value-type="float" office:value="2.19E-019">
            <text:p>2.19E-019</text:p>
          </table:table-cell>
          <table:table-cell office:value-type="float" office:value="2.11E-020">
            <text:p>2.11E-020</text:p>
          </table:table-cell>
          <table:table-cell/>
          <table:table-cell table:formula="oooc:=[.D153]*2.1215E+022" office:value-type="float" office:value="4646.085">
            <text:p>4646.09</text:p>
          </table:table-cell>
          <table:table-cell table:number-columns-repeated="10"/>
        </table:table-row>
        <table:table-row table:style-name="ro1">
          <table:table-cell office:value-type="string">
            <text:p>NGC 1560</text:p>
          </table:table-cell>
          <table:table-cell/>
          <table:table-cell office:value-type="string">
            <text:p>1991RC3.9.C...0000d</text:p>
          </table:table-cell>
          <table:table-cell office:value-type="float" office:value="1.37E-020">
            <text:p>1.37E-020</text:p>
          </table:table-cell>
          <table:table-cell office:value-type="float" office:value="1.32E-021">
            <text:p>1.32E-021</text:p>
          </table:table-cell>
          <table:table-cell/>
          <table:table-cell table:formula="oooc:=[.D154]*2.1215E+022" office:value-type="float" office:value="290.6455">
            <text:p>290.65</text:p>
          </table:table-cell>
          <table:table-cell table:number-columns-repeated="10"/>
        </table:table-row>
        <table:table-row table:style-name="ro1">
          <table:table-cell office:value-type="string">
            <text:p>NGC 1705</text:p>
          </table:table-cell>
          <table:table-cell/>
          <table:table-cell office:value-type="string">
            <text:p>2005MNRAS.361...34D</text:p>
          </table:table-cell>
          <table:table-cell office:value-type="float" office:value="6.98E-022">
            <text:p>6.98E-022</text:p>
          </table:table-cell>
          <table:table-cell office:value-type="float" office:value="0">
            <text:p>0.00E+000</text:p>
          </table:table-cell>
          <table:table-cell/>
          <table:table-cell table:formula="oooc:=[.D155]*2.1215E+022" office:value-type="float" office:value="14.80807">
            <text:p>14.81</text:p>
          </table:table-cell>
          <table:table-cell table:number-columns-repeated="10"/>
        </table:table-row>
        <table:table-row table:style-name="ro1">
          <table:table-cell office:value-type="string">
            <text:p>LMC</text:p>
          </table:table-cell>
          <table:table-cell/>
          <table:table-cell office:value-type="string">
            <text:p>1991RC3.9.C...0000d</text:p>
          </table:table-cell>
          <table:table-cell office:value-type="float" office:value="3.47E-017">
            <text:p>3.47E-017</text:p>
          </table:table-cell>
          <table:table-cell office:value-type="float" office:value="7.01E-018">
            <text:p>7.01E-018</text:p>
          </table:table-cell>
          <table:table-cell/>
          <table:table-cell table:formula="oooc:=[.D156]*2.1215E+022" office:value-type="float" office:value="736160.5">
            <text:p>736160.5</text:p>
          </table:table-cell>
          <table:table-cell table:number-columns-repeated="10"/>
        </table:table-row>
        <table:table-row table:style-name="ro2">
          <table:table-cell office:value-type="string">
            <text:p>kkh 034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57]*2.1215E+022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kkh 037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58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UGC 03860</text:p>
          </table:table-cell>
          <table:table-cell/>
          <table:table-cell office:value-type="string">
            <text:p>2005ApJS..160..149S</text:p>
          </table:table-cell>
          <table:table-cell office:value-type="float" office:value="5.56E-022">
            <text:p>5.56E-022</text:p>
          </table:table-cell>
          <table:table-cell office:value-type="float" office:value="5.48E-023">
            <text:p>5.48E-023</text:p>
          </table:table-cell>
          <table:table-cell/>
          <table:table-cell table:formula="oooc:=[.D159]*2.1215E+022" office:value-type="float" office:value="11.79554">
            <text:p>11.8</text:p>
          </table:table-cell>
          <table:table-cell table:number-columns-repeated="10"/>
        </table:table-row>
        <table:table-row table:style-name="ro1">
          <table:table-cell office:value-type="string">
            <text:p>NGC 2366</text:p>
          </table:table-cell>
          <table:table-cell/>
          <table:table-cell office:value-type="string">
            <text:p>1991RC3.9.C...0000d</text:p>
          </table:table-cell>
          <table:table-cell office:value-type="float" office:value="1.38E-020">
            <text:p>1.38E-020</text:p>
          </table:table-cell>
          <table:table-cell office:value-type="float" office:value="0">
            <text:p>0.00E+000</text:p>
          </table:table-cell>
          <table:table-cell/>
          <table:table-cell table:formula="oooc:=[.D160]*2.1215E+022" office:value-type="float" office:value="292.767">
            <text:p>292.77</text:p>
          </table:table-cell>
          <table:table-cell table:number-columns-repeated="10"/>
        </table:table-row>
        <table:table-row table:style-name="ro1">
          <table:table-cell office:value-type="string">
            <text:p>NGC 2403</text:p>
          </table:table-cell>
          <table:table-cell/>
          <table:table-cell office:value-type="string">
            <text:p>1991RC3.9.C...0000d</text:p>
          </table:table-cell>
          <table:table-cell office:value-type="float" office:value="6.43E-020">
            <text:p>6.43E-020</text:p>
          </table:table-cell>
          <table:table-cell office:value-type="float" office:value="6.2E-021">
            <text:p>6.20E-021</text:p>
          </table:table-cell>
          <table:table-cell/>
          <table:table-cell table:formula="oooc:=[.D161]*2.1215E+022" office:value-type="float" office:value="1364.1245">
            <text:p>1364.12</text:p>
          </table:table-cell>
          <table:table-cell table:number-columns-repeated="10"/>
        </table:table-row>
        <table:table-row table:style-name="ro1">
          <table:table-cell office:value-type="string">
            <text:p>UGC 03974</text:p>
          </table:table-cell>
          <table:table-cell/>
          <table:table-cell office:value-type="string">
            <text:p>2007AJ....134.1046H</text:p>
          </table:table-cell>
          <table:table-cell office:value-type="float" office:value="2.55E-021">
            <text:p>2.55E-021</text:p>
          </table:table-cell>
          <table:table-cell office:value-type="float" office:value="0">
            <text:p>0.00E+000</text:p>
          </table:table-cell>
          <table:table-cell/>
          <table:table-cell table:formula="oooc:=[.D162]*2.1215E+022" office:value-type="float" office:value="54.09825">
            <text:p>54.1</text:p>
          </table:table-cell>
          <table:table-cell table:number-columns-repeated="10"/>
        </table:table-row>
        <table:table-row table:style-name="ro1">
          <table:table-cell office:value-type="string">
            <text:p>UGC 04115</text:p>
          </table:table-cell>
          <table:table-cell/>
          <table:table-cell office:value-type="string">
            <text:p>1991RC3.9.C...0000d</text:p>
          </table:table-cell>
          <table:table-cell office:value-type="float" office:value="1.04E-021">
            <text:p>1.04E-021</text:p>
          </table:table-cell>
          <table:table-cell office:value-type="float" office:value="1E-022">
            <text:p>1.00E-022</text:p>
          </table:table-cell>
          <table:table-cell/>
          <table:table-cell table:formula="oooc:=[.D163]*2.1215E+022" office:value-type="float" office:value="22.0636">
            <text:p>22.06</text:p>
          </table:table-cell>
          <table:table-cell table:number-columns-repeated="10"/>
        </table:table-row>
        <table:table-row table:style-name="ro1">
          <table:table-cell office:value-type="string">
            <text:p>UGC 04305</text:p>
          </table:table-cell>
          <table:table-cell/>
          <table:table-cell office:value-type="string">
            <text:p>2007ApJ...661..102W</text:p>
          </table:table-cell>
          <table:table-cell office:value-type="float" office:value="1.03E-020">
            <text:p>1.03E-020</text:p>
          </table:table-cell>
          <table:table-cell office:value-type="float" office:value="0">
            <text:p>0.00E+000</text:p>
          </table:table-cell>
          <table:table-cell/>
          <table:table-cell table:formula="oooc:=[.D164]*2.1215E+022" office:value-type="float" office:value="218.5145">
            <text:p>218.51</text:p>
          </table:table-cell>
          <table:table-cell table:number-columns-repeated="10"/>
        </table:table-row>
        <table:table-row table:style-name="ro1">
          <table:table-cell office:value-type="string">
            <text:p>MESSIER 081 DWARF A</text:p>
          </table:table-cell>
          <table:table-cell/>
          <table:table-cell office:value-type="string">
            <text:p>2007ApJ...661..102W</text:p>
          </table:table-cell>
          <table:table-cell office:value-type="float" office:value="1.93E-022">
            <text:p>1.93E-022</text:p>
          </table:table-cell>
          <table:table-cell office:value-type="float" office:value="0">
            <text:p>0.00E+000</text:p>
          </table:table-cell>
          <table:table-cell/>
          <table:table-cell table:formula="oooc:=[.D165]*2.1215E+022" office:value-type="float" office:value="4.094495">
            <text:p>4.09</text:p>
          </table:table-cell>
          <table:table-cell table:number-columns-repeated="10"/>
        </table:table-row>
        <table:table-row table:style-name="ro1">
          <table:table-cell office:value-type="string">
            <text:p>UGC 04426</text:p>
          </table:table-cell>
          <table:table-cell/>
          <table:table-cell office:value-type="string">
            <text:p>2005ApJS..160..149S</text:p>
          </table:table-cell>
          <table:table-cell office:value-type="float" office:value="4.67E-022">
            <text:p>4.67E-022</text:p>
          </table:table-cell>
          <table:table-cell office:value-type="float" office:value="0">
            <text:p>0.00E+000</text:p>
          </table:table-cell>
          <table:table-cell/>
          <table:table-cell table:formula="oooc:=[.D166]*2.1215E+022" office:value-type="float" office:value="9.907405">
            <text:p>9.91</text:p>
          </table:table-cell>
          <table:table-cell table:number-columns-repeated="10"/>
        </table:table-row>
        <table:table-row table:style-name="ro1">
          <table:table-cell office:value-type="string">
            <text:p>UGC 04459</text:p>
          </table:table-cell>
          <table:table-cell/>
          <table:table-cell office:value-type="string">
            <text:p>2006MNRAS.365.1220B</text:p>
          </table:table-cell>
          <table:table-cell office:value-type="float" office:value="1.02E-021">
            <text:p>1.02E-021</text:p>
          </table:table-cell>
          <table:table-cell office:value-type="float" office:value="1.04E-022">
            <text:p>1.04E-022</text:p>
          </table:table-cell>
          <table:table-cell/>
          <table:table-cell table:formula="oooc:=[.D167]*2.1215E+022" office:value-type="float" office:value="21.6393">
            <text:p>21.64</text:p>
          </table:table-cell>
          <table:table-cell table:number-columns-repeated="10"/>
        </table:table-row>
        <table:table-row table:style-name="ro1">
          <table:table-cell office:value-type="string">
            <text:p>UGC 04483</text:p>
          </table:table-cell>
          <table:table-cell/>
          <table:table-cell office:value-type="string">
            <text:p>2007ApJ...661..102W</text:p>
          </table:table-cell>
          <table:table-cell office:value-type="float" office:value="9.44E-022">
            <text:p>9.44E-022</text:p>
          </table:table-cell>
          <table:table-cell office:value-type="float" office:value="0">
            <text:p>0.00E+000</text:p>
          </table:table-cell>
          <table:table-cell/>
          <table:table-cell table:formula="oooc:=[.D168]*2.1215E+022" office:value-type="float" office:value="20.02696">
            <text:p>20.03</text:p>
          </table:table-cell>
          <table:table-cell table:number-columns-repeated="10"/>
        </table:table-row>
        <table:table-row table:style-name="ro1">
          <table:table-cell office:value-type="string">
            <text:p>NGC 2683</text:p>
          </table:table-cell>
          <table:table-cell/>
          <table:table-cell office:value-type="string">
            <text:p>1991RC3.9.C...0000d</text:p>
          </table:table-cell>
          <table:table-cell office:value-type="float" office:value="3.37E-021">
            <text:p>3.37E-021</text:p>
          </table:table-cell>
          <table:table-cell office:value-type="float" office:value="3.25E-022">
            <text:p>3.25E-022</text:p>
          </table:table-cell>
          <table:table-cell/>
          <table:table-cell table:formula="oooc:=[.D169]*2.1215E+022" office:value-type="float" office:value="71.49455">
            <text:p>71.49</text:p>
          </table:table-cell>
          <table:table-cell table:number-columns-repeated="10"/>
        </table:table-row>
        <table:table-row table:style-name="ro1">
          <table:table-cell office:value-type="string">
            <text:p>NGC 2784</text:p>
          </table:table-cell>
          <table:table-cell/>
          <table:table-cell office:value-type="string">
            <text:p>1989H&amp;RHI.C...0000H</text:p>
          </table:table-cell>
          <table:table-cell office:value-type="string">
            <text:p>&lt;2.44E-022</text:p>
          </table:table-cell>
          <table:table-cell table:style-name="Default"/>
          <table:table-cell/>
          <table:table-cell table:formula="oooc:=[.D170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UGC 04998</text:p>
          </table:table-cell>
          <table:table-cell/>
          <table:table-cell office:value-type="string">
            <text:p>1990ApJS...72..245S</text:p>
          </table:table-cell>
          <table:table-cell office:value-type="string">
            <text:p>&lt;8.4E-023</text:p>
          </table:table-cell>
          <table:table-cell table:style-name="Default"/>
          <table:table-cell/>
          <table:table-cell table:formula="oooc:=[.D171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2915</text:p>
          </table:table-cell>
          <table:table-cell/>
          <table:table-cell office:value-type="string">
            <text:p>2005MNRAS.361...34D</text:p>
          </table:table-cell>
          <table:table-cell office:value-type="float" office:value="5.19E-021">
            <text:p>5.19E-021</text:p>
          </table:table-cell>
          <table:table-cell office:value-type="float" office:value="0">
            <text:p>0.00E+000</text:p>
          </table:table-cell>
          <table:table-cell/>
          <table:table-cell table:formula="oooc:=[.D172]*2.1215E+022" office:value-type="float" office:value="110.10585">
            <text:p>110.11</text:p>
          </table:table-cell>
          <table:table-cell table:number-columns-repeated="10"/>
        </table:table-row>
        <table:table-row table:style-name="ro1">
          <table:table-cell office:value-type="string">
            <text:p>UGC 05139</text:p>
          </table:table-cell>
          <table:table-cell/>
          <table:table-cell office:value-type="string">
            <text:p>2007ApJ...661..102W</text:p>
          </table:table-cell>
          <table:table-cell office:value-type="float" office:value="1.89E-021">
            <text:p>1.89E-021</text:p>
          </table:table-cell>
          <table:table-cell office:value-type="float" office:value="0">
            <text:p>0.00E+000</text:p>
          </table:table-cell>
          <table:table-cell/>
          <table:table-cell table:formula="oooc:=[.D173]*2.1215E+022" office:value-type="float" office:value="40.09635">
            <text:p>40.1</text:p>
          </table:table-cell>
          <table:table-cell table:number-columns-repeated="10"/>
        </table:table-row>
        <table:table-row table:style-name="ro1">
          <table:table-cell office:value-type="string">
            <text:p>NGC 2976</text:p>
          </table:table-cell>
          <table:table-cell/>
          <table:table-cell office:value-type="string">
            <text:p>1991RC3.9.C...0000d</text:p>
          </table:table-cell>
          <table:table-cell office:value-type="float" office:value="2.56E-021">
            <text:p>2.56E-021</text:p>
          </table:table-cell>
          <table:table-cell office:value-type="float" office:value="2.47E-022">
            <text:p>2.47E-022</text:p>
          </table:table-cell>
          <table:table-cell/>
          <table:table-cell table:formula="oooc:=[.D174]*2.1215E+022" office:value-type="float" office:value="54.3104">
            <text:p>54.31</text:p>
          </table:table-cell>
          <table:table-cell table:number-columns-repeated="10"/>
        </table:table-row>
        <table:table-row table:style-name="ro1">
          <table:table-cell office:value-type="string">
            <text:p>BK 03N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75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3031</text:p>
          </table:table-cell>
          <table:table-cell/>
          <table:table-cell office:value-type="string">
            <text:p>1991RC3.9.C...0000d</text:p>
          </table:table-cell>
          <table:table-cell office:value-type="float" office:value="4.41E-020">
            <text:p>4.41E-020</text:p>
          </table:table-cell>
          <table:table-cell office:value-type="float" office:value="4.25E-021">
            <text:p>4.25E-021</text:p>
          </table:table-cell>
          <table:table-cell/>
          <table:table-cell table:formula="oooc:=[.D176]*2.1215E+022" office:value-type="float" office:value="935.5815">
            <text:p>935.58</text:p>
          </table:table-cell>
          <table:table-cell table:number-columns-repeated="10"/>
        </table:table-row>
        <table:table-row table:style-name="ro1">
          <table:table-cell office:value-type="string">
            <text:p>NGC 3034</text:p>
          </table:table-cell>
          <table:table-cell/>
          <table:table-cell office:value-type="string">
            <text:p>1991RC3.9.C...0000d</text:p>
          </table:table-cell>
          <table:table-cell office:value-type="float" office:value="1.06E-020">
            <text:p>1.06E-020</text:p>
          </table:table-cell>
          <table:table-cell office:value-type="float" office:value="2.14E-021">
            <text:p>2.14E-021</text:p>
          </table:table-cell>
          <table:table-cell/>
          <table:table-cell table:formula="oooc:=[.D177]*2.1215E+022" office:value-type="float" office:value="224.879">
            <text:p>224.88</text:p>
          </table:table-cell>
          <table:table-cell table:number-columns-repeated="10"/>
        </table:table-row>
        <table:table-row table:style-name="ro1">
          <table:table-cell office:value-type="string">
            <text:p>KDG 061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78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UGC 05364</text:p>
          </table:table-cell>
          <table:table-cell/>
          <table:table-cell office:value-type="string">
            <text:p>2006MNRAS.365.1220B</text:p>
          </table:table-cell>
          <table:table-cell office:value-type="float" office:value="1.99E-021">
            <text:p>1.99E-021</text:p>
          </table:table-cell>
          <table:table-cell office:value-type="float" office:value="1.89E-022">
            <text:p>1.89E-022</text:p>
          </table:table-cell>
          <table:table-cell/>
          <table:table-cell table:formula="oooc:=[.D179]*2.1215E+022" office:value-type="float" office:value="42.21785">
            <text:p>42.22</text:p>
          </table:table-cell>
          <table:table-cell table:number-columns-repeated="10"/>
        </table:table-row>
        <table:table-row table:style-name="ro1">
          <table:table-cell office:value-type="string">
            <text:p>UGC 05373</text:p>
          </table:table-cell>
          <table:table-cell/>
          <table:table-cell office:value-type="string">
            <text:p>2005ApJS..160..149S</text:p>
          </table:table-cell>
          <table:table-cell office:value-type="float" office:value="9.39E-021">
            <text:p>9.39E-021</text:p>
          </table:table-cell>
          <table:table-cell office:value-type="float" office:value="2.35E-021">
            <text:p>2.35E-021</text:p>
          </table:table-cell>
          <table:table-cell/>
          <table:table-cell table:formula="oooc:=[.D180]*2.1215E+022" office:value-type="float" office:value="199.20885">
            <text:p>199.21</text:p>
          </table:table-cell>
          <table:table-cell table:number-columns-repeated="10"/>
        </table:table-row>
        <table:table-row table:style-name="ro1">
          <table:table-cell office:value-type="string">
            <text:p>NGC 3109</text:p>
          </table:table-cell>
          <table:table-cell/>
          <table:table-cell office:value-type="string">
            <text:p>2004AJ....128...16K</text:p>
          </table:table-cell>
          <table:table-cell office:value-type="float" office:value="5.4E-020">
            <text:p>5.40E-020</text:p>
          </table:table-cell>
          <table:table-cell office:value-type="float" office:value="4.57E-021">
            <text:p>4.57E-021</text:p>
          </table:table-cell>
          <table:table-cell/>
          <table:table-cell table:formula="oooc:=[.D181]*2.1215E+022" office:value-type="float" office:value="1145.61">
            <text:p>1145.61</text:p>
          </table:table-cell>
          <table:table-cell table:number-columns-repeated="10"/>
        </table:table-row>
        <table:table-row table:style-name="ro1">
          <table:table-cell office:value-type="string">
            <text:p>NGC 3077</text:p>
          </table:table-cell>
          <table:table-cell/>
          <table:table-cell office:value-type="string">
            <text:p>1991RC3.9.C...0000d</text:p>
          </table:table-cell>
          <table:table-cell office:value-type="float" office:value="1.64E-020">
            <text:p>1.64E-020</text:p>
          </table:table-cell>
          <table:table-cell office:value-type="float" office:value="1.59E-021">
            <text:p>1.59E-021</text:p>
          </table:table-cell>
          <table:table-cell/>
          <table:table-cell table:formula="oooc:=[.D182]*2.1215E+022" office:value-type="float" office:value="347.926">
            <text:p>347.93</text:p>
          </table:table-cell>
          <table:table-cell table:number-columns-repeated="10"/>
        </table:table-row>
        <table:table-row table:style-name="ro1">
          <table:table-cell office:value-type="string">
            <text:p>UGC 05428</text:p>
          </table:table-cell>
          <table:table-cell table:number-columns-repeated="2"/>
          <table:table-cell table:style-name="Default" office:value-type="string">
            <text:p>&lt;8.50E-23</text:p>
          </table:table-cell>
          <table:table-cell table:style-name="Default"/>
          <table:table-cell/>
          <table:table-cell table:formula="oooc:=[.D183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3115</text:p>
          </table:table-cell>
          <table:table-cell/>
          <table:table-cell office:value-type="string">
            <text:p>1991RC3.9.C...0000d</text:p>
          </table:table-cell>
          <table:table-cell office:value-type="float" office:value="1.1E-021">
            <text:p>1.10E-021</text:p>
          </table:table-cell>
          <table:table-cell office:value-type="float" office:value="3.49E-022">
            <text:p>3.49E-022</text:p>
          </table:table-cell>
          <table:table-cell/>
          <table:table-cell table:formula="oooc:=[.D184]*2.1215E+022" office:value-type="float" office:value="23.3365">
            <text:p>23.34</text:p>
          </table:table-cell>
          <table:table-cell table:number-columns-repeated="10"/>
        </table:table-row>
        <table:table-row table:style-name="ro1">
          <table:table-cell office:value-type="string">
            <text:p>UGC 05456</text:p>
          </table:table-cell>
          <table:table-cell/>
          <table:table-cell office:value-type="string">
            <text:p>1991RC3.9.C...0000d</text:p>
          </table:table-cell>
          <table:table-cell office:value-type="float" office:value="1.1E-021">
            <text:p>1.10E-021</text:p>
          </table:table-cell>
          <table:table-cell office:value-type="float" office:value="3.49E-022">
            <text:p>3.49E-022</text:p>
          </table:table-cell>
          <table:table-cell/>
          <table:table-cell table:formula="oooc:=[.D185]*2.1215E+022" office:value-type="float" office:value="23.3365">
            <text:p>23.34</text:p>
          </table:table-cell>
          <table:table-cell table:number-columns-repeated="10"/>
        </table:table-row>
        <table:table-row table:style-name="ro1">
          <table:table-cell office:value-type="string">
            <text:p>SEXTANS A</text:p>
          </table:table-cell>
          <table:table-cell/>
          <table:table-cell office:value-type="string">
            <text:p>2005ApJS..160..149S</text:p>
          </table:table-cell>
          <table:table-cell office:value-type="float" office:value="8.41E-021">
            <text:p>8.41E-021</text:p>
          </table:table-cell>
          <table:table-cell office:value-type="float" office:value="0">
            <text:p>0.00E+000</text:p>
          </table:table-cell>
          <table:table-cell/>
          <table:table-cell table:formula="oooc:=[.D186]*2.1215E+022" office:value-type="float" office:value="178.41815">
            <text:p>178.42</text:p>
          </table:table-cell>
          <table:table-cell table:number-columns-repeated="10"/>
        </table:table-row>
        <table:table-row table:style-name="ro1">
          <table:table-cell office:value-type="string">
            <text:p>UGC 05666</text:p>
          </table:table-cell>
          <table:table-cell/>
          <table:table-cell office:value-type="string">
            <text:p>1991RC3.9.C...0000d</text:p>
          </table:table-cell>
          <table:table-cell office:value-type="float" office:value="1.96E-020">
            <text:p>1.96E-020</text:p>
          </table:table-cell>
          <table:table-cell office:value-type="float" office:value="1.89E-021">
            <text:p>1.89E-021</text:p>
          </table:table-cell>
          <table:table-cell/>
          <table:table-cell table:formula="oooc:=[.D187]*2.1215E+022" office:value-type="float" office:value="415.814">
            <text:p>415.81</text:p>
          </table:table-cell>
          <table:table-cell table:number-columns-repeated="10"/>
        </table:table-row>
        <table:table-row table:style-name="ro1">
          <table:table-cell office:value-type="string">
            <text:p>UGC 05692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&lt;8.60E-23</text:p>
          </table:table-cell>
          <table:table-cell table:style-name="Default"/>
          <table:table-cell/>
          <table:table-cell table:formula="oooc:=[.D188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3351</text:p>
          </table:table-cell>
          <table:table-cell/>
          <table:table-cell office:value-type="string">
            <text:p>2005ApJS..160..149S</text:p>
          </table:table-cell>
          <table:table-cell office:value-type="float" office:value="2.53E-021">
            <text:p>2.53E-021</text:p>
          </table:table-cell>
          <table:table-cell office:value-type="float" office:value="1.32E-022">
            <text:p>1.32E-022</text:p>
          </table:table-cell>
          <table:table-cell/>
          <table:table-cell table:formula="oooc:=[.D189]*2.1215E+022" office:value-type="float" office:value="53.67395">
            <text:p>53.67</text:p>
          </table:table-cell>
          <table:table-cell table:number-columns-repeated="10"/>
        </table:table-row>
        <table:table-row table:style-name="ro1">
          <table:table-cell office:value-type="string">
            <text:p>NGC 3368</text:p>
          </table:table-cell>
          <table:table-cell/>
          <table:table-cell office:value-type="string">
            <text:p>2005ApJS..160..149S</text:p>
          </table:table-cell>
          <table:table-cell office:value-type="float" office:value="4.87E-021">
            <text:p>4.87E-021</text:p>
          </table:table-cell>
          <table:table-cell office:value-type="float" office:value="2.09E-022">
            <text:p>2.09E-022</text:p>
          </table:table-cell>
          <table:table-cell/>
          <table:table-cell table:formula="oooc:=[.D190]*2.1215E+022" office:value-type="float" office:value="103.31705">
            <text:p>103.32</text:p>
          </table:table-cell>
          <table:table-cell table:number-columns-repeated="10"/>
        </table:table-row>
        <table:table-row table:style-name="ro1">
          <table:table-cell office:value-type="string">
            <text:p>KDG 073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91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3621</text:p>
          </table:table-cell>
          <table:table-cell/>
          <table:table-cell office:value-type="string">
            <text:p>2004AJ....128...16K</text:p>
          </table:table-cell>
          <table:table-cell office:value-type="float" office:value="4.15E-020">
            <text:p>4.15E-020</text:p>
          </table:table-cell>
          <table:table-cell office:value-type="float" office:value="2.64E-021">
            <text:p>2.64E-021</text:p>
          </table:table-cell>
          <table:table-cell/>
          <table:table-cell table:formula="oooc:=[.D192]*2.1215E+022" office:value-type="float" office:value="880.4225">
            <text:p>880.42</text:p>
          </table:table-cell>
          <table:table-cell table:number-columns-repeated="10"/>
        </table:table-row>
        <table:table-row table:style-name="ro1">
          <table:table-cell office:value-type="string">
            <text:p>NGC 3627</text:p>
          </table:table-cell>
          <table:table-cell/>
          <table:table-cell office:value-type="string">
            <text:p>2005ApJS..160..149S</text:p>
          </table:table-cell>
          <table:table-cell office:value-type="float" office:value="2.87E-021">
            <text:p>2.87E-021</text:p>
          </table:table-cell>
          <table:table-cell office:value-type="float" office:value="1.72E-022">
            <text:p>1.72E-022</text:p>
          </table:table-cell>
          <table:table-cell/>
          <table:table-cell table:formula="oooc:=[.D193]*2.1215E+022" office:value-type="float" office:value="60.88705">
            <text:p>60.89</text:p>
          </table:table-cell>
          <table:table-cell table:number-columns-repeated="10"/>
        </table:table-row>
        <table:table-row table:style-name="ro1">
          <table:table-cell office:value-type="string">
            <text:p>UGC 06456</text:p>
          </table:table-cell>
          <table:table-cell/>
          <table:table-cell office:value-type="string">
            <text:p>1991RC3.9.C...0000d</text:p>
          </table:table-cell>
          <table:table-cell office:value-type="float" office:value="7.38E-022">
            <text:p>7.38E-022</text:p>
          </table:table-cell>
          <table:table-cell office:value-type="float" office:value="7.12E-023">
            <text:p>7.12E-023</text:p>
          </table:table-cell>
          <table:table-cell/>
          <table:table-cell table:formula="oooc:=[.D194]*2.1215E+022" office:value-type="float" office:value="15.65667">
            <text:p>15.66</text:p>
          </table:table-cell>
          <table:table-cell table:number-columns-repeated="10"/>
        </table:table-row>
        <table:table-row table:style-name="ro1">
          <table:table-cell office:value-type="string">
            <text:p>UGC 06541</text:p>
          </table:table-cell>
          <table:table-cell/>
          <table:table-cell office:value-type="string">
            <text:p>1992ApJS...81....5S</text:p>
          </table:table-cell>
          <table:table-cell office:value-type="float" office:value="1.47E-022">
            <text:p>1.47E-022</text:p>
          </table:table-cell>
          <table:table-cell office:value-type="float" office:value="1.7E-023">
            <text:p>1.70E-023</text:p>
          </table:table-cell>
          <table:table-cell/>
          <table:table-cell table:formula="oooc:=[.D195]*2.1215E+022" office:value-type="float" office:value="3.118605">
            <text:p>3.12</text:p>
          </table:table-cell>
          <table:table-cell table:number-columns-repeated="10"/>
        </table:table-row>
        <table:table-row table:style-name="ro1">
          <table:table-cell office:value-type="string">
            <text:p>NGC 3738</text:p>
          </table:table-cell>
          <table:table-cell/>
          <table:table-cell office:value-type="string">
            <text:p>1991RC3.9.C...0000d</text:p>
          </table:table-cell>
          <table:table-cell office:value-type="float" office:value="1.45E-021">
            <text:p>1.45E-021</text:p>
          </table:table-cell>
          <table:table-cell office:value-type="float" office:value="1.39E-022">
            <text:p>1.39E-022</text:p>
          </table:table-cell>
          <table:table-cell/>
          <table:table-cell table:formula="oooc:=[.D196]*2.1215E+022" office:value-type="float" office:value="30.76175">
            <text:p>30.76</text:p>
          </table:table-cell>
          <table:table-cell table:number-columns-repeated="10"/>
        </table:table-row>
        <table:table-row table:style-name="ro1">
          <table:table-cell office:value-type="string">
            <text:p>NGC 3741</text:p>
          </table:table-cell>
          <table:table-cell/>
          <table:table-cell office:value-type="string">
            <text:p>2007MNRAS.375..199G</text:p>
          </table:table-cell>
          <table:table-cell office:value-type="float" office:value="2.81E-021">
            <text:p>2.81E-021</text:p>
          </table:table-cell>
          <table:table-cell office:value-type="float" office:value="0">
            <text:p>0.00E+000</text:p>
          </table:table-cell>
          <table:table-cell/>
          <table:table-cell table:formula="oooc:=[.D197]*2.1215E+022" office:value-type="float" office:value="59.61415">
            <text:p>59.61</text:p>
          </table:table-cell>
          <table:table-cell table:number-columns-repeated="10"/>
        </table:table-row>
        <table:table-row table:style-name="ro1">
          <table:table-cell office:value-type="string">
            <text:p>LEDA 166115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198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UGC 06817</text:p>
          </table:table-cell>
          <table:table-cell/>
          <table:table-cell office:value-type="string">
            <text:p>2007AJ....134.1046H</text:p>
          </table:table-cell>
          <table:table-cell office:value-type="float" office:value="1.67E-021">
            <text:p>1.67E-021</text:p>
          </table:table-cell>
          <table:table-cell office:value-type="float" office:value="0">
            <text:p>0.00E+000</text:p>
          </table:table-cell>
          <table:table-cell/>
          <table:table-cell table:formula="oooc:=[.D199]*2.1215E+022" office:value-type="float" office:value="35.42905">
            <text:p>35.43</text:p>
          </table:table-cell>
          <table:table-cell table:number-columns-repeated="10"/>
        </table:table-row>
        <table:table-row table:style-name="ro1">
          <table:table-cell office:value-type="string">
            <text:p>NGC 4068</text:p>
          </table:table-cell>
          <table:table-cell/>
          <table:table-cell office:value-type="string">
            <text:p>1991RC3.9.C...0000d</text:p>
          </table:table-cell>
          <table:table-cell office:value-type="float" office:value="1.71E-021">
            <text:p>1.71E-021</text:p>
          </table:table-cell>
          <table:table-cell office:value-type="float" office:value="1.65E-022">
            <text:p>1.65E-022</text:p>
          </table:table-cell>
          <table:table-cell/>
          <table:table-cell table:formula="oooc:=[.D200]*2.1215E+022" office:value-type="float" office:value="36.27765">
            <text:p>36.28</text:p>
          </table:table-cell>
          <table:table-cell table:number-columns-repeated="10"/>
        </table:table-row>
        <table:table-row table:style-name="ro1">
          <table:table-cell office:value-type="string">
            <text:p>NGC 4163</text:p>
          </table:table-cell>
          <table:table-cell/>
          <table:table-cell office:value-type="string">
            <text:p>1991RC3.9.C...0000d</text:p>
          </table:table-cell>
          <table:table-cell office:value-type="float" office:value="3.98E-022">
            <text:p>3.98E-022</text:p>
          </table:table-cell>
          <table:table-cell office:value-type="float" office:value="3.84E-023">
            <text:p>3.84E-023</text:p>
          </table:table-cell>
          <table:table-cell/>
          <table:table-cell table:formula="oooc:=[.D201]*2.1215E+022" office:value-type="float" office:value="8.44357">
            <text:p>8.44</text:p>
          </table:table-cell>
          <table:table-cell table:number-columns-repeated="10"/>
        </table:table-row>
        <table:table-row table:style-name="ro1">
          <table:table-cell office:value-type="string">
            <text:p>UGC 07242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202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4214</text:p>
          </table:table-cell>
          <table:table-cell/>
          <table:table-cell office:value-type="string">
            <text:p>1991RC3.9.C...0000d</text:p>
          </table:table-cell>
          <table:table-cell office:value-type="float" office:value="1.33E-020">
            <text:p>1.33E-020</text:p>
          </table:table-cell>
          <table:table-cell office:value-type="float" office:value="1.28E-021">
            <text:p>1.28E-021</text:p>
          </table:table-cell>
          <table:table-cell/>
          <table:table-cell table:formula="oooc:=[.D203]*2.1215E+022" office:value-type="float" office:value="282.1595">
            <text:p>282.16</text:p>
          </table:table-cell>
          <table:table-cell table:number-columns-repeated="10"/>
        </table:table-row>
        <table:table-row table:style-name="ro1">
          <table:table-cell office:value-type="string">
            <text:p>UGC 07298</text:p>
          </table:table-cell>
          <table:table-cell/>
          <table:table-cell office:value-type="string">
            <text:p>2006MNRAS.365.1220B</text:p>
          </table:table-cell>
          <table:table-cell office:value-type="float" office:value="2.46E-022">
            <text:p>2.46E-022</text:p>
          </table:table-cell>
          <table:table-cell office:value-type="float" office:value="2.37E-023">
            <text:p>2.37E-023</text:p>
          </table:table-cell>
          <table:table-cell/>
          <table:table-cell table:formula="oooc:=[.D204]*2.1215E+022" office:value-type="float" office:value="5.21889">
            <text:p>5.22</text:p>
          </table:table-cell>
          <table:table-cell table:number-columns-repeated="10"/>
        </table:table-row>
        <table:table-row table:style-name="ro1">
          <table:table-cell office:value-type="string">
            <text:p>NGC 4236</text:p>
          </table:table-cell>
          <table:table-cell/>
          <table:table-cell office:value-type="string">
            <text:p>1991RC3.9.C...0000d</text:p>
          </table:table-cell>
          <table:table-cell office:value-type="float" office:value="2.91E-020">
            <text:p>2.91E-020</text:p>
          </table:table-cell>
          <table:table-cell office:value-type="float" office:value="0">
            <text:p>0.00E+000</text:p>
          </table:table-cell>
          <table:table-cell/>
          <table:table-cell table:formula="oooc:=[.D205]*2.1215E+022" office:value-type="float" office:value="617.3565">
            <text:p>617.36</text:p>
          </table:table-cell>
          <table:table-cell table:number-columns-repeated="10"/>
        </table:table-row>
        <table:table-row table:style-name="ro1">
          <table:table-cell office:value-type="string">
            <text:p>NGC 4244</text:p>
          </table:table-cell>
          <table:table-cell/>
          <table:table-cell office:value-type="string">
            <text:p>2005ApJS..160..149S</text:p>
          </table:table-cell>
          <table:table-cell office:value-type="float" office:value="1.5E-020">
            <text:p>1.50E-020</text:p>
          </table:table-cell>
          <table:table-cell office:value-type="float" office:value="0">
            <text:p>0.00E+000</text:p>
          </table:table-cell>
          <table:table-cell/>
          <table:table-cell table:formula="oooc:=[.D206]*2.1215E+022" office:value-type="float" office:value="318.225">
            <text:p>318.23</text:p>
          </table:table-cell>
          <table:table-cell table:number-columns-repeated="10"/>
        </table:table-row>
        <table:table-row table:style-name="ro1">
          <table:table-cell office:value-type="string">
            <text:p>IC 3104</text:p>
          </table:table-cell>
          <table:table-cell/>
          <table:table-cell office:value-type="string">
            <text:p>2004AJ....128...16K</text:p>
          </table:table-cell>
          <table:table-cell office:value-type="float" office:value="4.85E-022">
            <text:p>4.85E-022</text:p>
          </table:table-cell>
          <table:table-cell office:value-type="float" office:value="1.18E-022">
            <text:p>1.18E-022</text:p>
          </table:table-cell>
          <table:table-cell/>
          <table:table-cell table:formula="oooc:=[.D207]*2.1215E+022" office:value-type="float" office:value="10.289275">
            <text:p>10.29</text:p>
          </table:table-cell>
          <table:table-cell table:number-columns-repeated="10"/>
        </table:table-row>
        <table:table-row table:style-name="ro1">
          <table:table-cell office:value-type="string">
            <text:p>NGC 4258</text:p>
          </table:table-cell>
          <table:table-cell/>
          <table:table-cell office:value-type="string">
            <text:p>1991RC3.9.C...0000d</text:p>
          </table:table-cell>
          <table:table-cell office:value-type="float" office:value="2.17E-020">
            <text:p>2.17E-020</text:p>
          </table:table-cell>
          <table:table-cell office:value-type="float" office:value="2.09E-021">
            <text:p>2.09E-021</text:p>
          </table:table-cell>
          <table:table-cell/>
          <table:table-cell table:formula="oooc:=[.D208]*2.1215E+022" office:value-type="float" office:value="460.3655">
            <text:p>460.37</text:p>
          </table:table-cell>
          <table:table-cell table:number-columns-repeated="10"/>
        </table:table-row>
        <table:table-row table:style-name="ro1">
          <table:table-cell office:value-type="string">
            <text:p>UGC 07356</text:p>
          </table:table-cell>
          <table:table-cell/>
          <table:table-cell office:value-type="string">
            <text:p>1991RC3.9.C...0000d</text:p>
          </table:table-cell>
          <table:table-cell office:value-type="float" office:value="1.89E-021">
            <text:p>1.89E-021</text:p>
          </table:table-cell>
          <table:table-cell office:value-type="float" office:value="1.82E-022">
            <text:p>1.82E-022</text:p>
          </table:table-cell>
          <table:table-cell/>
          <table:table-cell table:formula="oooc:=[.D209]*2.1215E+022" office:value-type="float" office:value="40.09635">
            <text:p>40.1</text:p>
          </table:table-cell>
          <table:table-cell table:number-columns-repeated="10"/>
        </table:table-row>
        <table:table-row table:style-name="ro1">
          <table:table-cell office:value-type="string">
            <text:p>NGC 4395</text:p>
          </table:table-cell>
          <table:table-cell/>
          <table:table-cell office:value-type="string">
            <text:p>2007AJ....134.1046H</text:p>
          </table:table-cell>
          <table:table-cell office:value-type="float" office:value="8.27E-021">
            <text:p>8.27E-021</text:p>
          </table:table-cell>
          <table:table-cell office:value-type="float" office:value="0">
            <text:p>0.00E+000</text:p>
          </table:table-cell>
          <table:table-cell/>
          <table:table-cell table:formula="oooc:=[.D210]*2.1215E+022" office:value-type="float" office:value="175.44805">
            <text:p>175.45</text:p>
          </table:table-cell>
          <table:table-cell table:number-columns-repeated="10"/>
        </table:table-row>
        <table:table-row table:style-name="ro1">
          <table:table-cell office:value-type="string">
            <text:p>UGC 07559</text:p>
          </table:table-cell>
          <table:table-cell/>
          <table:table-cell office:value-type="string">
            <text:p>1991RC3.9.C...0000d</text:p>
          </table:table-cell>
          <table:table-cell office:value-type="float" office:value="1.2E-021">
            <text:p>1.20E-021</text:p>
          </table:table-cell>
          <table:table-cell office:value-type="float" office:value="1.16E-022">
            <text:p>1.16E-022</text:p>
          </table:table-cell>
          <table:table-cell/>
          <table:table-cell table:formula="oooc:=[.D211]*2.1215E+022" office:value-type="float" office:value="25.458">
            <text:p>25.46</text:p>
          </table:table-cell>
          <table:table-cell table:number-columns-repeated="10"/>
        </table:table-row>
        <table:table-row table:style-name="ro1">
          <table:table-cell office:value-type="string">
            <text:p>UGC 07577</text:p>
          </table:table-cell>
          <table:table-cell/>
          <table:table-cell office:value-type="string">
            <text:p>1991RC3.9.C...0000d</text:p>
          </table:table-cell>
          <table:table-cell office:value-type="float" office:value="1.17E-021">
            <text:p>1.17E-021</text:p>
          </table:table-cell>
          <table:table-cell office:value-type="float" office:value="1.13E-022">
            <text:p>1.13E-022</text:p>
          </table:table-cell>
          <table:table-cell/>
          <table:table-cell table:formula="oooc:=[.D212]*2.1215E+022" office:value-type="float" office:value="24.82155">
            <text:p>24.82</text:p>
          </table:table-cell>
          <table:table-cell table:number-columns-repeated="10"/>
        </table:table-row>
        <table:table-row table:style-name="ro1">
          <table:table-cell office:value-type="string">
            <text:p>NGC 4449</text:p>
          </table:table-cell>
          <table:table-cell/>
          <table:table-cell office:value-type="string">
            <text:p>1992ApJS...81....5S</text:p>
          </table:table-cell>
          <table:table-cell office:value-type="float" office:value="9.82E-021">
            <text:p>9.82E-021</text:p>
          </table:table-cell>
          <table:table-cell office:value-type="float" office:value="1.74E-022">
            <text:p>1.74E-022</text:p>
          </table:table-cell>
          <table:table-cell/>
          <table:table-cell table:formula="oooc:=[.D213]*2.1215E+022" office:value-type="float" office:value="208.3313">
            <text:p>208.33</text:p>
          </table:table-cell>
          <table:table-cell table:number-columns-repeated="10"/>
        </table:table-row>
        <table:table-row table:style-name="ro1">
          <table:table-cell office:value-type="string">
            <text:p>UGC 07605</text:p>
          </table:table-cell>
          <table:table-cell/>
          <table:table-cell office:value-type="string">
            <text:p>1991RC3.9.C...0000d</text:p>
          </table:table-cell>
          <table:table-cell office:value-type="float" office:value="2.38E-022">
            <text:p>2.38E-022</text:p>
          </table:table-cell>
          <table:table-cell office:value-type="float" office:value="2.29E-023">
            <text:p>2.29E-023</text:p>
          </table:table-cell>
          <table:table-cell/>
          <table:table-cell table:formula="oooc:=[.D214]*2.1215E+022" office:value-type="float" office:value="5.04917">
            <text:p>5.05</text:p>
          </table:table-cell>
          <table:table-cell table:number-columns-repeated="10"/>
        </table:table-row>
        <table:table-row table:style-name="ro1">
          <table:table-cell office:value-type="string">
            <text:p>NGC 4460</text:p>
          </table:table-cell>
          <table:table-cell/>
          <table:table-cell office:value-type="string">
            <text:p>2005ApJS..160..149S</text:p>
          </table:table-cell>
          <table:table-cell office:value-type="float" office:value="2.02E-022">
            <text:p>2.02E-022</text:p>
          </table:table-cell>
          <table:table-cell office:value-type="float" office:value="0">
            <text:p>0.00E+000</text:p>
          </table:table-cell>
          <table:table-cell/>
          <table:table-cell table:formula="oooc:=[.D215]*2.1215E+022" office:value-type="float" office:value="4.28543">
            <text:p>4.29</text:p>
          </table:table-cell>
          <table:table-cell table:number-columns-repeated="10"/>
        </table:table-row>
        <table:table-row table:style-name="ro1">
          <table:table-cell office:value-type="string">
            <text:p>MESSIER 104</text:p>
          </table:table-cell>
          <table:table-cell/>
          <table:table-cell office:value-type="string">
            <text:p>1991RC3.9.C...0000d</text:p>
          </table:table-cell>
          <table:table-cell office:value-type="float" office:value="7.18E-022">
            <text:p>7.18E-022</text:p>
          </table:table-cell>
          <table:table-cell office:value-type="float" office:value="6.92E-023">
            <text:p>6.92E-023</text:p>
          </table:table-cell>
          <table:table-cell/>
          <table:table-cell table:formula="oooc:=[.D216]*2.1215E+022" office:value-type="float" office:value="15.23237">
            <text:p>15.23</text:p>
          </table:table-cell>
          <table:table-cell table:number-columns-repeated="10"/>
        </table:table-row>
        <table:table-row table:style-name="ro1">
          <table:table-cell office:value-type="string">
            <text:p>NGC 4605</text:p>
          </table:table-cell>
          <table:table-cell/>
          <table:table-cell office:value-type="string">
            <text:p>1991RC3.9.C...0000d</text:p>
          </table:table-cell>
          <table:table-cell office:value-type="float" office:value="2.75E-021">
            <text:p>2.75E-021</text:p>
          </table:table-cell>
          <table:table-cell office:value-type="float" office:value="2.66E-022">
            <text:p>2.66E-022</text:p>
          </table:table-cell>
          <table:table-cell/>
          <table:table-cell table:formula="oooc:=[.D217]*2.1215E+022" office:value-type="float" office:value="58.34125">
            <text:p>58.34</text:p>
          </table:table-cell>
          <table:table-cell table:number-columns-repeated="10"/>
        </table:table-row>
        <table:table-row table:style-name="ro1">
          <table:table-cell office:value-type="string">
            <text:p>UGC 07866</text:p>
          </table:table-cell>
          <table:table-cell/>
          <table:table-cell office:value-type="string">
            <text:p>1991RC3.9.C...0000d</text:p>
          </table:table-cell>
          <table:table-cell office:value-type="float" office:value="1.02E-021">
            <text:p>1.02E-021</text:p>
          </table:table-cell>
          <table:table-cell office:value-type="float" office:value="9.83E-023">
            <text:p>9.83E-023</text:p>
          </table:table-cell>
          <table:table-cell/>
          <table:table-cell table:formula="oooc:=[.D218]*2.1215E+022" office:value-type="float" office:value="21.6393">
            <text:p>21.64</text:p>
          </table:table-cell>
          <table:table-cell table:number-columns-repeated="10"/>
        </table:table-row>
        <table:table-row table:style-name="ro1">
          <table:table-cell office:value-type="string">
            <text:p>NGC 4736</text:p>
          </table:table-cell>
          <table:table-cell/>
          <table:table-cell office:value-type="string">
            <text:p>1991RC3.9.C...0000d</text:p>
          </table:table-cell>
          <table:table-cell office:value-type="float" office:value="4.17E-021">
            <text:p>4.17E-021</text:p>
          </table:table-cell>
          <table:table-cell office:value-type="float" office:value="4.02E-022">
            <text:p>4.02E-022</text:p>
          </table:table-cell>
          <table:table-cell/>
          <table:table-cell table:formula="oooc:=[.D219]*2.1215E+022" office:value-type="float" office:value="88.46655">
            <text:p>88.47</text:p>
          </table:table-cell>
          <table:table-cell table:number-columns-repeated="10"/>
        </table:table-row>
        <table:table-row table:style-name="ro1">
          <table:table-cell office:value-type="string">
            <text:p>NGC 4826</text:p>
          </table:table-cell>
          <table:table-cell/>
          <table:table-cell office:value-type="string">
            <text:p>1991RC3.9.C...0000d</text:p>
          </table:table-cell>
          <table:table-cell office:value-type="float" office:value="2.07E-021">
            <text:p>2.07E-021</text:p>
          </table:table-cell>
          <table:table-cell office:value-type="float" office:value="2E-022">
            <text:p>2.00E-022</text:p>
          </table:table-cell>
          <table:table-cell/>
          <table:table-cell table:formula="oooc:=[.D220]*2.1215E+022" office:value-type="float" office:value="43.91505">
            <text:p>43.92</text:p>
          </table:table-cell>
          <table:table-cell table:number-columns-repeated="10"/>
        </table:table-row>
        <table:table-row table:style-name="ro1">
          <table:table-cell office:value-type="string">
            <text:p>UGC 08091</text:p>
          </table:table-cell>
          <table:table-cell/>
          <table:table-cell office:value-type="string">
            <text:p>2007AJ....133.2569G</text:p>
          </table:table-cell>
          <table:table-cell office:value-type="float" office:value="4.23E-022">
            <text:p>4.23E-022</text:p>
          </table:table-cell>
          <table:table-cell office:value-type="float" office:value="1.41E-024">
            <text:p>1.41E-024</text:p>
          </table:table-cell>
          <table:table-cell/>
          <table:table-cell table:formula="oooc:=[.D221]*2.1215E+022" office:value-type="float" office:value="8.973945">
            <text:p>8.97</text:p>
          </table:table-cell>
          <table:table-cell table:number-columns-repeated="10"/>
        </table:table-row>
        <table:table-row table:style-name="ro1">
          <table:table-cell office:value-type="string">
            <text:p>UGC 08188</text:p>
          </table:table-cell>
          <table:table-cell/>
          <table:table-cell office:value-type="string">
            <text:p>1991RC3.9.C...0000d</text:p>
          </table:table-cell>
          <table:table-cell office:value-type="float" office:value="2.96E-021">
            <text:p>2.96E-021</text:p>
          </table:table-cell>
          <table:table-cell office:value-type="float" office:value="0">
            <text:p>0.00E+000</text:p>
          </table:table-cell>
          <table:table-cell/>
          <table:table-cell table:formula="oooc:=[.D222]*2.1215E+022" office:value-type="float" office:value="62.7964">
            <text:p>62.8</text:p>
          </table:table-cell>
          <table:table-cell table:number-columns-repeated="10"/>
        </table:table-row>
        <table:table-row table:style-name="ro1">
          <table:table-cell office:value-type="string">
            <text:p>UGC 08201</text:p>
          </table:table-cell>
          <table:table-cell/>
          <table:table-cell office:value-type="string">
            <text:p>1991RC3.9.C...0000d</text:p>
          </table:table-cell>
          <table:table-cell office:value-type="float" office:value="1.39E-021">
            <text:p>1.39E-021</text:p>
          </table:table-cell>
          <table:table-cell office:value-type="float" office:value="1.34E-022">
            <text:p>1.34E-022</text:p>
          </table:table-cell>
          <table:table-cell/>
          <table:table-cell table:formula="oooc:=[.D223]*2.1215E+022" office:value-type="float" office:value="29.48885">
            <text:p>29.49</text:p>
          </table:table-cell>
          <table:table-cell table:number-columns-repeated="10"/>
        </table:table-row>
        <table:table-row table:style-name="ro1">
          <table:table-cell office:value-type="string">
            <text:p>UGC 08215</text:p>
          </table:table-cell>
          <table:table-cell/>
          <table:table-cell office:value-type="string">
            <text:p>1991RC3.9.C...0000d</text:p>
          </table:table-cell>
          <table:table-cell office:value-type="float" office:value="2.03E-022">
            <text:p>2.03E-022</text:p>
          </table:table-cell>
          <table:table-cell office:value-type="float" office:value="1.96E-023">
            <text:p>1.96E-023</text:p>
          </table:table-cell>
          <table:table-cell/>
          <table:table-cell table:formula="oooc:=[.D224]*2.1215E+022" office:value-type="float" office:value="4.306645">
            <text:p>4.31</text:p>
          </table:table-cell>
          <table:table-cell table:number-columns-repeated="10"/>
        </table:table-row>
        <table:table-row table:style-name="ro1">
          <table:table-cell office:value-type="string">
            <text:p>UGC 08308</text:p>
          </table:table-cell>
          <table:table-cell/>
          <table:table-cell office:value-type="string">
            <text:p>1991RC3.9.C...0000d</text:p>
          </table:table-cell>
          <table:table-cell office:value-type="float" office:value="2.07E-022">
            <text:p>2.07E-022</text:p>
          </table:table-cell>
          <table:table-cell office:value-type="float" office:value="2E-023">
            <text:p>2.00E-023</text:p>
          </table:table-cell>
          <table:table-cell/>
          <table:table-cell table:formula="oooc:=[.D225]*2.1215E+022" office:value-type="float" office:value="4.391505">
            <text:p>4.39</text:p>
          </table:table-cell>
          <table:table-cell table:number-columns-repeated="10"/>
        </table:table-row>
        <table:table-row table:style-name="ro1">
          <table:table-cell office:value-type="string">
            <text:p>UGC 08320</text:p>
          </table:table-cell>
          <table:table-cell/>
          <table:table-cell office:value-type="string">
            <text:p>1991RC3.9.C...0000d</text:p>
          </table:table-cell>
          <table:table-cell office:value-type="float" office:value="3.44E-021">
            <text:p>3.44E-021</text:p>
          </table:table-cell>
          <table:table-cell office:value-type="float" office:value="3.32E-022">
            <text:p>3.32E-022</text:p>
          </table:table-cell>
          <table:table-cell/>
          <table:table-cell table:formula="oooc:=[.D226]*2.1215E+022" office:value-type="float" office:value="72.9796">
            <text:p>72.98</text:p>
          </table:table-cell>
          <table:table-cell table:number-columns-repeated="10"/>
        </table:table-row>
        <table:table-row table:style-name="ro1">
          <table:table-cell office:value-type="string">
            <text:p>NGC 5102</text:p>
          </table:table-cell>
          <table:table-cell/>
          <table:table-cell office:value-type="string">
            <text:p>2005MNRAS.361...34D</text:p>
          </table:table-cell>
          <table:table-cell office:value-type="float" office:value="4.18E-021">
            <text:p>4.18E-021</text:p>
          </table:table-cell>
          <table:table-cell office:value-type="float" office:value="0">
            <text:p>0.00E+000</text:p>
          </table:table-cell>
          <table:table-cell/>
          <table:table-cell table:formula="oooc:=[.D227]*2.1215E+022" office:value-type="float" office:value="88.6787">
            <text:p>88.68</text:p>
          </table:table-cell>
          <table:table-cell table:number-columns-repeated="10"/>
        </table:table-row>
        <table:table-row table:style-name="ro1">
          <table:table-cell office:value-type="string">
            <text:p>NGC 5128</text:p>
          </table:table-cell>
          <table:table-cell/>
          <table:table-cell office:value-type="string">
            <text:p>1991RC3.9.C...0000d</text:p>
          </table:table-cell>
          <table:table-cell office:value-type="float" office:value="6.73E-021">
            <text:p>6.73E-021</text:p>
          </table:table-cell>
          <table:table-cell office:value-type="float" office:value="1.36E-021">
            <text:p>1.36E-021</text:p>
          </table:table-cell>
          <table:table-cell/>
          <table:table-cell table:formula="oooc:=[.D228]*2.1215E+022" office:value-type="float" office:value="142.77695">
            <text:p>142.78</text:p>
          </table:table-cell>
          <table:table-cell table:number-columns-repeated="10"/>
        </table:table-row>
        <table:table-row table:style-name="ro1">
          <table:table-cell office:value-type="string">
            <text:p>IC 4247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229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5204</text:p>
          </table:table-cell>
          <table:table-cell/>
          <table:table-cell office:value-type="string">
            <text:p>2007A&amp;A...468..903J</text:p>
          </table:table-cell>
          <table:table-cell office:value-type="float" office:value="6.36E-021">
            <text:p>6.36E-021</text:p>
          </table:table-cell>
          <table:table-cell office:value-type="float" office:value="6.6E-022">
            <text:p>6.60E-022</text:p>
          </table:table-cell>
          <table:table-cell/>
          <table:table-cell table:formula="oooc:=[.D230]*2.1215E+022" office:value-type="float" office:value="134.9274">
            <text:p>134.93</text:p>
          </table:table-cell>
          <table:table-cell table:number-columns-repeated="10"/>
        </table:table-row>
        <table:table-row table:style-name="ro1">
          <table:table-cell office:value-type="string">
            <text:p>NGC 5195</text:p>
          </table:table-cell>
          <table:table-cell/>
          <table:table-cell office:value-type="string">
            <text:p>2005ApJS..160..149S</text:p>
          </table:table-cell>
          <table:table-cell office:value-type="float" office:value="5.73E-021">
            <text:p>5.73E-021</text:p>
          </table:table-cell>
          <table:table-cell office:value-type="float" office:value="0">
            <text:p>0.00E+000</text:p>
          </table:table-cell>
          <table:table-cell/>
          <table:table-cell table:formula="oooc:=[.D231]*2.1215E+022" office:value-type="float" office:value="121.56195">
            <text:p>121.56</text:p>
          </table:table-cell>
          <table:table-cell table:number-columns-repeated="10"/>
        </table:table-row>
        <table:table-row table:style-name="ro1">
          <table:table-cell office:value-type="string">
            <text:p>UGC 08508</text:p>
          </table:table-cell>
          <table:table-cell/>
          <table:table-cell office:value-type="string">
            <text:p>1991RC3.9.C...0000d</text:p>
          </table:table-cell>
          <table:table-cell office:value-type="float" office:value="7.38E-022">
            <text:p>7.38E-022</text:p>
          </table:table-cell>
          <table:table-cell office:value-type="float" office:value="7.12E-023">
            <text:p>7.12E-023</text:p>
          </table:table-cell>
          <table:table-cell/>
          <table:table-cell table:formula="oooc:=[.D232]*2.1215E+022" office:value-type="float" office:value="15.65667">
            <text:p>15.66</text:p>
          </table:table-cell>
          <table:table-cell table:number-columns-repeated="10"/>
        </table:table-row>
        <table:table-row table:style-name="ro1">
          <table:table-cell office:value-type="string">
            <text:p>NGC 5236</text:p>
          </table:table-cell>
          <table:table-cell/>
          <table:table-cell office:value-type="string">
            <text:p>2005MNRAS.361...34D</text:p>
          </table:table-cell>
          <table:table-cell office:value-type="float" office:value="7.75E-020">
            <text:p>7.75E-020</text:p>
          </table:table-cell>
          <table:table-cell office:value-type="float" office:value="0">
            <text:p>0.00E+000</text:p>
          </table:table-cell>
          <table:table-cell/>
          <table:table-cell table:formula="oooc:=[.D233]*2.1215E+022" office:value-type="float" office:value="1644.1625">
            <text:p>1644.16</text:p>
          </table:table-cell>
          <table:table-cell table:number-columns-repeated="10"/>
        </table:table-row>
        <table:table-row table:style-name="ro1">
          <table:table-cell office:value-type="string">
            <text:p>UGC 08638</text:p>
          </table:table-cell>
          <table:table-cell/>
          <table:table-cell office:value-type="string">
            <text:p>1990ApJS...72..245S</text:p>
          </table:table-cell>
          <table:table-cell office:value-type="float" office:value="1.2E-022">
            <text:p>1.20E-022</text:p>
          </table:table-cell>
          <table:table-cell office:value-type="float" office:value="7.07E-024">
            <text:p>7.07E-024</text:p>
          </table:table-cell>
          <table:table-cell/>
          <table:table-cell table:formula="oooc:=[.D234]*2.1215E+022" office:value-type="float" office:value="2.5458">
            <text:p>2.55</text:p>
          </table:table-cell>
          <table:table-cell table:number-columns-repeated="10"/>
        </table:table-row>
        <table:table-row table:style-name="ro1">
          <table:table-cell office:value-type="string">
            <text:p>UGC 08651</text:p>
          </table:table-cell>
          <table:table-cell/>
          <table:table-cell office:value-type="string">
            <text:p>2007AJ....134.1046H</text:p>
          </table:table-cell>
          <table:table-cell office:value-type="float" office:value="5.92E-022">
            <text:p>5.92E-022</text:p>
          </table:table-cell>
          <table:table-cell office:value-type="float" office:value="0">
            <text:p>0.00E+000</text:p>
          </table:table-cell>
          <table:table-cell/>
          <table:table-cell table:formula="oooc:=[.D235]*2.1215E+022" office:value-type="float" office:value="12.55928">
            <text:p>12.56</text:p>
          </table:table-cell>
          <table:table-cell table:number-columns-repeated="10"/>
        </table:table-row>
        <table:table-row table:style-name="ro1">
          <table:table-cell office:value-type="string">
            <text:p>NGC 5253</text:p>
          </table:table-cell>
          <table:table-cell/>
          <table:table-cell office:value-type="string">
            <text:p>2004AJ....128...16K</text:p>
          </table:table-cell>
          <table:table-cell office:value-type="float" office:value="2.09E-021">
            <text:p>2.09E-021</text:p>
          </table:table-cell>
          <table:table-cell office:value-type="float" office:value="2.21E-022">
            <text:p>2.21E-022</text:p>
          </table:table-cell>
          <table:table-cell/>
          <table:table-cell table:formula="oooc:=[.D236]*2.1215E+022" office:value-type="float" office:value="44.33935">
            <text:p>44.34</text:p>
          </table:table-cell>
          <table:table-cell table:number-columns-repeated="10"/>
        </table:table-row>
        <table:table-row table:style-name="ro1">
          <table:table-cell office:value-type="string">
            <text:p>IC 4316</text:p>
          </table:table-cell>
          <table:table-cell table:number-columns-repeated="2"/>
          <table:table-cell table:style-name="Default"/>
          <table:table-cell table:style-name="Default"/>
          <table:table-cell/>
          <table:table-cell table:formula="oooc:=[.D237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5264</text:p>
          </table:table-cell>
          <table:table-cell/>
          <table:table-cell office:value-type="string">
            <text:p>2004AJ....128...16K</text:p>
          </table:table-cell>
          <table:table-cell office:value-type="float" office:value="6.02E-022">
            <text:p>6.02E-022</text:p>
          </table:table-cell>
          <table:table-cell office:value-type="float" office:value="1.13E-022">
            <text:p>1.13E-022</text:p>
          </table:table-cell>
          <table:table-cell/>
          <table:table-cell table:formula="oooc:=[.D238]*2.1215E+022" office:value-type="float" office:value="12.77143">
            <text:p>12.77</text:p>
          </table:table-cell>
          <table:table-cell table:number-columns-repeated="10"/>
        </table:table-row>
        <table:table-row table:style-name="ro1">
          <table:table-cell office:value-type="string">
            <text:p>UGC 08760</text:p>
          </table:table-cell>
          <table:table-cell/>
          <table:table-cell office:value-type="string">
            <text:p>1991RC3.9.C...0000d</text:p>
          </table:table-cell>
          <table:table-cell office:value-type="float" office:value="4.83E-022">
            <text:p>4.83E-022</text:p>
          </table:table-cell>
          <table:table-cell office:value-type="float" office:value="4.66E-023">
            <text:p>4.66E-023</text:p>
          </table:table-cell>
          <table:table-cell/>
          <table:table-cell table:formula="oooc:=[.D239]*2.1215E+022" office:value-type="float" office:value="10.246845">
            <text:p>10.25</text:p>
          </table:table-cell>
          <table:table-cell table:number-columns-repeated="10"/>
        </table:table-row>
        <table:table-row table:style-name="ro1">
          <table:table-cell office:value-type="string">
            <text:p>UGC 08833</text:p>
          </table:table-cell>
          <table:table-cell/>
          <table:table-cell office:value-type="string">
            <text:p>1991RC3.9.C...0000d</text:p>
          </table:table-cell>
          <table:table-cell office:value-type="float" office:value="2.61E-022">
            <text:p>2.61E-022</text:p>
          </table:table-cell>
          <table:table-cell office:value-type="float" office:value="2.51E-023">
            <text:p>2.51E-023</text:p>
          </table:table-cell>
          <table:table-cell/>
          <table:table-cell table:formula="oooc:=[.D240]*2.1215E+022" office:value-type="float" office:value="5.537115">
            <text:p>5.54</text:p>
          </table:table-cell>
          <table:table-cell table:number-columns-repeated="10"/>
        </table:table-row>
        <table:table-row table:style-name="ro1">
          <table:table-cell office:value-type="string">
            <text:p>NGC 5457</text:p>
          </table:table-cell>
          <table:table-cell/>
          <table:table-cell office:value-type="string">
            <text:p>1991RC3.9.C...0000d</text:p>
          </table:table-cell>
          <table:table-cell office:value-type="float" office:value="7.94E-020">
            <text:p>7.94E-020</text:p>
          </table:table-cell>
          <table:table-cell office:value-type="float" office:value="0">
            <text:p>0.00E+000</text:p>
          </table:table-cell>
          <table:table-cell/>
          <table:table-cell table:formula="oooc:=[.D241]*2.1215E+022" office:value-type="float" office:value="1684.471">
            <text:p>1684.47</text:p>
          </table:table-cell>
          <table:table-cell table:number-columns-repeated="10"/>
        </table:table-row>
        <table:table-row table:style-name="ro1">
          <table:table-cell office:value-type="string">
            <text:p>NGC 5408</text:p>
          </table:table-cell>
          <table:table-cell/>
          <table:table-cell office:value-type="string">
            <text:p>2005MNRAS.361...34D</text:p>
          </table:table-cell>
          <table:table-cell office:value-type="float" office:value="2.92E-021">
            <text:p>2.92E-021</text:p>
          </table:table-cell>
          <table:table-cell office:value-type="float" office:value="0">
            <text:p>0.00E+000</text:p>
          </table:table-cell>
          <table:table-cell/>
          <table:table-cell table:formula="oooc:=[.D242]*2.1215E+022" office:value-type="float" office:value="61.9478">
            <text:p>61.95</text:p>
          </table:table-cell>
          <table:table-cell table:number-columns-repeated="10"/>
        </table:table-row>
        <table:table-row table:style-name="ro1">
          <table:table-cell office:value-type="string">
            <text:p>KKR 03</text:p>
          </table:table-cell>
          <table:table-cell/>
          <table:table-cell office:value-type="string">
            <text:p>2006MNRAS.365.1220B</text:p>
          </table:table-cell>
          <table:table-cell office:value-type="float" office:value="1.04E-022">
            <text:p>1.04E-022</text:p>
          </table:table-cell>
          <table:table-cell office:value-type="float" office:value="9.47E-024">
            <text:p>9.47E-024</text:p>
          </table:table-cell>
          <table:table-cell/>
          <table:table-cell table:formula="oooc:=[.D243]*2.1215E+022" office:value-type="float" office:value="2.20636">
            <text:p>2.21</text:p>
          </table:table-cell>
          <table:table-cell table:number-columns-repeated="10"/>
        </table:table-row>
        <table:table-row table:style-name="ro1">
          <table:table-cell office:value-type="string">
            <text:p>UGC 09128</text:p>
          </table:table-cell>
          <table:table-cell/>
          <table:table-cell office:value-type="string">
            <text:p>2005ApJS..160..149S</text:p>
          </table:table-cell>
          <table:table-cell office:value-type="float" office:value="6.28E-022">
            <text:p>6.28E-022</text:p>
          </table:table-cell>
          <table:table-cell office:value-type="float" office:value="0">
            <text:p>0.00E+000</text:p>
          </table:table-cell>
          <table:table-cell/>
          <table:table-cell table:formula="oooc:=[.D244]*2.1215E+022" office:value-type="float" office:value="13.32302">
            <text:p>13.32</text:p>
          </table:table-cell>
          <table:table-cell table:number-columns-repeated="10"/>
        </table:table-row>
        <table:table-row table:style-name="ro1">
          <table:table-cell office:value-type="string">
            <text:p>UGC 09240</text:p>
          </table:table-cell>
          <table:table-cell/>
          <table:table-cell office:value-type="string">
            <text:p>2005ApJS..160..149S</text:p>
          </table:table-cell>
          <table:table-cell office:value-type="float" office:value="1.16E-021">
            <text:p>1.16E-021</text:p>
          </table:table-cell>
          <table:table-cell office:value-type="float" office:value="2.56E-023">
            <text:p>2.56E-023</text:p>
          </table:table-cell>
          <table:table-cell/>
          <table:table-cell table:formula="oooc:=[.D245]*2.1215E+022" office:value-type="float" office:value="24.6094">
            <text:p>24.61</text:p>
          </table:table-cell>
          <table:table-cell table:number-columns-repeated="10"/>
        </table:table-row>
        <table:table-row table:style-name="ro1">
          <table:table-cell office:value-type="string">
            <text:p>IC 4662</text:p>
          </table:table-cell>
          <table:table-cell/>
          <table:table-cell office:value-type="string">
            <text:p>2004AJ....128...16K</text:p>
          </table:table-cell>
          <table:table-cell office:value-type="float" office:value="6.12E-021">
            <text:p>6.12E-021</text:p>
          </table:table-cell>
          <table:table-cell office:value-type="float" office:value="5.65E-022">
            <text:p>5.65E-022</text:p>
          </table:table-cell>
          <table:table-cell/>
          <table:table-cell table:formula="oooc:=[.D246]*2.1215E+022" office:value-type="float" office:value="129.8358">
            <text:p>129.84</text:p>
          </table:table-cell>
          <table:table-cell table:number-columns-repeated="10"/>
        </table:table-row>
        <table:table-row table:style-name="ro1">
          <table:table-cell office:value-type="string">
            <text:p>NGC 6503</text:p>
          </table:table-cell>
          <table:table-cell/>
          <table:table-cell office:value-type="string">
            <text:p>1991RC3.9.C...0000d</text:p>
          </table:table-cell>
          <table:table-cell office:value-type="float" office:value="7.31E-021">
            <text:p>7.31E-021</text:p>
          </table:table-cell>
          <table:table-cell office:value-type="float" office:value="0">
            <text:p>0.00E+000</text:p>
          </table:table-cell>
          <table:table-cell/>
          <table:table-cell table:formula="oooc:=[.D247]*2.1215E+022" office:value-type="float" office:value="155.08165">
            <text:p>155.08</text:p>
          </table:table-cell>
          <table:table-cell table:number-columns-repeated="10"/>
        </table:table-row>
        <table:table-row table:style-name="ro1">
          <table:table-cell office:value-type="string">
            <text:p>NGC 6789</text:p>
          </table:table-cell>
          <table:table-cell/>
          <table:table-cell office:value-type="string">
            <text:p>1990ApJS...72..245S</text:p>
          </table:table-cell>
          <table:table-cell table:style-name="Default" office:value-type="string">
            <text:p>&lt;6.90E-23</text:p>
          </table:table-cell>
          <table:table-cell table:style-name="Default"/>
          <table:table-cell/>
          <table:table-cell table:formula="oooc:=[.D248]*2.1215E+02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NGC 6822</text:p>
          </table:table-cell>
          <table:table-cell/>
          <table:table-cell office:value-type="string">
            <text:p>2004AJ....128...16K</text:p>
          </table:table-cell>
          <table:table-cell office:value-type="float" office:value="1.19E-019">
            <text:p>1.19E-019</text:p>
          </table:table-cell>
          <table:table-cell office:value-type="float" office:value="1.18E-020">
            <text:p>1.18E-020</text:p>
          </table:table-cell>
          <table:table-cell/>
          <table:table-cell table:formula="oooc:=[.D249]*2.1215E+022" office:value-type="float" office:value="2524.585">
            <text:p>2524.59</text:p>
          </table:table-cell>
          <table:table-cell table:number-columns-repeated="10"/>
        </table:table-row>
        <table:table-row table:style-name="ro1">
          <table:table-cell office:value-type="string">
            <text:p>DDO 210</text:p>
          </table:table-cell>
          <table:table-cell/>
          <table:table-cell office:value-type="string">
            <text:p>2006MNRAS.365.1220B</text:p>
          </table:table-cell>
          <table:table-cell office:value-type="float" office:value="5.74E-022">
            <text:p>5.74E-022</text:p>
          </table:table-cell>
          <table:table-cell office:value-type="float" office:value="5.69E-023">
            <text:p>5.69E-023</text:p>
          </table:table-cell>
          <table:table-cell/>
          <table:table-cell table:formula="oooc:=[.D250]*2.1215E+022" office:value-type="float" office:value="12.17741">
            <text:p>12.18</text:p>
          </table:table-cell>
          <table:table-cell table:number-columns-repeated="10"/>
        </table:table-row>
        <table:table-row table:style-name="ro1">
          <table:table-cell office:value-type="string">
            <text:p>IC 5152</text:p>
          </table:table-cell>
          <table:table-cell/>
          <table:table-cell office:value-type="string">
            <text:p>2004AJ....128...16K</text:p>
          </table:table-cell>
          <table:table-cell office:value-type="float" office:value="4.58E-021">
            <text:p>4.58E-021</text:p>
          </table:table-cell>
          <table:table-cell office:value-type="float" office:value="4.48E-022">
            <text:p>4.48E-022</text:p>
          </table:table-cell>
          <table:table-cell/>
          <table:table-cell table:formula="oooc:=[.D251]*2.1215E+022" office:value-type="float" office:value="97.1647">
            <text:p>97.16</text:p>
          </table:table-cell>
          <table:table-cell table:number-columns-repeated="10"/>
        </table:table-row>
        <table:table-row table:style-name="ro1">
          <table:table-cell office:value-type="string">
            <text:p>UGC 12613</text:p>
          </table:table-cell>
          <table:table-cell/>
          <table:table-cell office:value-type="string">
            <text:p>1993ApJS...88..383L</text:p>
          </table:table-cell>
          <table:table-cell office:value-type="float" office:value="1.02E-021">
            <text:p>1.02E-021</text:p>
          </table:table-cell>
          <table:table-cell office:value-type="float" office:value="1.02E-022">
            <text:p>1.02E-022</text:p>
          </table:table-cell>
          <table:table-cell/>
          <table:table-cell table:formula="oooc:=[.D252]*2.1215E+022" office:value-type="float" office:value="21.6393">
            <text:p>21.64</text:p>
          </table:table-cell>
          <table:table-cell table:number-columns-repeated="10"/>
        </table:table-row>
        <table:table-row table:style-name="ro1">
          <table:table-cell office:value-type="string">
            <text:p>NGC 7793</text:p>
          </table:table-cell>
          <table:table-cell/>
          <table:table-cell office:value-type="string">
            <text:p>2005MNRAS.361...34D</text:p>
          </table:table-cell>
          <table:table-cell office:value-type="float" office:value="1.33E-020">
            <text:p>1.33E-020</text:p>
          </table:table-cell>
          <table:table-cell office:value-type="float" office:value="0">
            <text:p>0.00E+000</text:p>
          </table:table-cell>
          <table:table-cell/>
          <table:table-cell table:formula="oooc:=[.D253]*2.1215E+022" office:value-type="float" office:value="282.1595">
            <text:p>282.1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10/20/2009</text:date>, <text:time>14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0-20T12:50:23</meta:creation-date>
    <dc:creator>Cameron Sobie</dc:creator>
    <dc:date>2009-10-20T14:12:09</dc:date>
    <meta:editing-cycles>1</meta:editing-cycles>
    <meta:editing-duration>PT13M49S</meta:editing-duration>
    <meta:user-defined meta:name="Info 1"/>
    <meta:user-defined meta:name="Info 2"/>
    <meta:user-defined meta:name="Info 3"/>
    <meta:user-defined meta:name="Info 4"/>
    <meta:document-statistic meta:table-count="3" meta:cell-count="1322"/>
  </office:meta>
</office:document-meta>
</file>